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b01c2" officeooo:paragraph-rsid="001b01c2"/>
    </style:style>
    <style:style style:name="P33" style:family="paragraph" style:parent-style-name="Text_20_body">
      <style:text-properties fo:language="en" fo:country="US" officeooo:rsid="001fdc31" officeooo:paragraph-rsid="001fdc31"/>
    </style:style>
    <style:style style:name="P34" style:family="paragraph" style:parent-style-name="Text_20_body">
      <style:text-properties fo:language="en" fo:country="US" fo:font-style="italic" officeooo:rsid="001fdc31" officeooo:paragraph-rsid="001fdc31" style:font-style-asian="italic" style:font-style-complex="italic"/>
    </style:style>
    <style:style style:name="P35" style:family="paragraph" style:parent-style-name="Text_20_body">
      <style:text-properties fo:language="en" fo:country="US" officeooo:rsid="0014ee92" officeooo:paragraph-rsid="0014ee92"/>
    </style:style>
    <style:style style:name="P36" style:family="paragraph" style:parent-style-name="Text_20_body">
      <style:text-properties fo:language="en" fo:country="US" officeooo:rsid="0014ee92" officeooo:paragraph-rsid="0028d824"/>
    </style:style>
    <style:style style:name="P37" style:family="paragraph" style:parent-style-name="Text_20_body">
      <style:text-properties fo:language="en" fo:country="US" officeooo:rsid="001a374b" officeooo:paragraph-rsid="001b01c2"/>
    </style:style>
    <style:style style:name="P38" style:family="paragraph" style:parent-style-name="Text_20_body">
      <style:text-properties fo:language="en" fo:country="US" fo:font-style="normal" officeooo:rsid="002d8a6c" officeooo:paragraph-rsid="002d8a6c" style:font-style-asian="normal" style:font-style-complex="normal"/>
    </style:style>
    <style:style style:name="P39" style:family="paragraph" style:parent-style-name="Text_20_body">
      <style:text-properties fo:language="en" fo:country="US" fo:font-style="normal" officeooo:rsid="002e6a42" officeooo:paragraph-rsid="002e6a42" style:font-style-asian="normal" style:font-style-complex="normal"/>
    </style:style>
    <style:style style:name="P40"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1"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2"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3" style:family="paragraph" style:parent-style-name="Text_20_body">
      <style:text-properties fo:language="en" fo:country="US" officeooo:rsid="00792ca5" officeooo:paragraph-rsid="00792ca5"/>
    </style:style>
    <style:style style:name="P44" style:family="paragraph" style:parent-style-name="Text_20_body">
      <style:text-properties fo:language="en" fo:country="US" officeooo:rsid="001f629f" officeooo:paragraph-rsid="007cfa96"/>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officeooo:rsid="007ff92d" officeooo:paragraph-rsid="007ff92d" style:font-style-asian="normal" style:font-style-complex="normal"/>
    </style:style>
    <style:style style:name="P57" style:family="paragraph" style:parent-style-name="Text_20_body">
      <style:text-properties fo:font-style="normal" officeooo:rsid="00763e5d" officeooo:paragraph-rsid="00763e5d" style:font-style-asian="normal" style:font-style-complex="normal"/>
    </style:style>
    <style:style style:name="P58"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9"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60"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61"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2" style:family="paragraph" style:parent-style-name="Text_20_body">
      <style:text-properties officeooo:paragraph-rsid="002bf20a"/>
    </style:style>
    <style:style style:name="P63" style:family="paragraph" style:parent-style-name="Text_20_body">
      <style:text-properties officeooo:rsid="002cfebe" officeooo:paragraph-rsid="002cfebe"/>
    </style:style>
    <style:style style:name="P64"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5"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6"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7"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8"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70"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1"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2" style:family="paragraph" style:parent-style-name="Text_20_body">
      <style:text-properties style:font-name="Courier" fo:font-size="10pt" officeooo:rsid="003e96b9" officeooo:paragraph-rsid="003e96b9" style:font-size-asian="10pt" style:font-size-complex="10pt"/>
    </style:style>
    <style:style style:name="P73" style:family="paragraph" style:parent-style-name="Text_20_body">
      <style:text-properties officeooo:rsid="002d8a6c" officeooo:paragraph-rsid="002d8a6c"/>
    </style:style>
    <style:style style:name="P74" style:family="paragraph" style:parent-style-name="Text_20_body">
      <style:text-properties officeooo:rsid="002e6a42" officeooo:paragraph-rsid="002e6a42"/>
    </style:style>
    <style:style style:name="P75" style:family="paragraph" style:parent-style-name="Text_20_body">
      <style:text-properties officeooo:rsid="0030cef8" officeooo:paragraph-rsid="0030cef8"/>
    </style:style>
    <style:style style:name="P76" style:family="paragraph" style:parent-style-name="Text_20_body">
      <style:text-properties officeooo:rsid="0031c1af" officeooo:paragraph-rsid="0031c1af"/>
    </style:style>
    <style:style style:name="P77" style:family="paragraph" style:parent-style-name="Text_20_body">
      <style:text-properties officeooo:rsid="003486db" officeooo:paragraph-rsid="003486db"/>
    </style:style>
    <style:style style:name="P78" style:family="paragraph" style:parent-style-name="Text_20_body">
      <style:text-properties officeooo:rsid="0036a62b" officeooo:paragraph-rsid="0036a62b"/>
    </style:style>
    <style:style style:name="P79" style:family="paragraph" style:parent-style-name="Text_20_body">
      <style:text-properties officeooo:paragraph-rsid="0038e283"/>
    </style:style>
    <style:style style:name="P80" style:family="paragraph" style:parent-style-name="Text_20_body">
      <style:text-properties officeooo:rsid="0038e283" officeooo:paragraph-rsid="0038e283"/>
    </style:style>
    <style:style style:name="P81" style:family="paragraph" style:parent-style-name="Text_20_body">
      <style:text-properties officeooo:rsid="003e3517" officeooo:paragraph-rsid="003e3517"/>
    </style:style>
    <style:style style:name="P82" style:family="paragraph" style:parent-style-name="Text_20_body">
      <style:text-properties officeooo:rsid="0040dd00" officeooo:paragraph-rsid="0040dd00"/>
    </style:style>
    <style:style style:name="P83" style:family="paragraph" style:parent-style-name="Text_20_body">
      <style:text-properties officeooo:rsid="00482788"/>
    </style:style>
    <style:style style:name="P84" style:family="paragraph" style:parent-style-name="Text_20_body">
      <style:text-properties officeooo:rsid="00482788" officeooo:paragraph-rsid="00482788"/>
    </style:style>
    <style:style style:name="P85" style:family="paragraph" style:parent-style-name="Text_20_body">
      <style:text-properties officeooo:rsid="0048857e" officeooo:paragraph-rsid="0048857e"/>
    </style:style>
    <style:style style:name="P86"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7"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8" style:family="paragraph" style:parent-style-name="Text_20_body">
      <style:text-properties officeooo:rsid="004f8d12" officeooo:paragraph-rsid="004f8d12"/>
    </style:style>
    <style:style style:name="P89" style:family="paragraph" style:parent-style-name="Text_20_body">
      <style:text-properties officeooo:rsid="004ff93a" officeooo:paragraph-rsid="004ff93a"/>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rsid="005b10e0" officeooo:paragraph-rsid="007b50a9"/>
    </style:style>
    <style:style style:name="P96" style:family="paragraph" style:parent-style-name="Text_20_body">
      <style:text-properties officeooo:paragraph-rsid="00461741"/>
    </style:style>
    <style:style style:name="P97" style:family="paragraph" style:parent-style-name="Text_20_body">
      <style:text-properties officeooo:rsid="005d3e88" officeooo:paragraph-rsid="005d3e88"/>
    </style:style>
    <style:style style:name="P98" style:family="paragraph" style:parent-style-name="Text_20_body">
      <style:text-properties officeooo:rsid="005efc0e" officeooo:paragraph-rsid="0065a0a3"/>
    </style:style>
    <style:style style:name="P99" style:family="paragraph" style:parent-style-name="Text_20_body">
      <style:text-properties officeooo:rsid="005efc0e" officeooo:paragraph-rsid="007015f8"/>
    </style:style>
    <style:style style:name="P100" style:family="paragraph" style:parent-style-name="Text_20_body">
      <style:text-properties officeooo:paragraph-rsid="005efc0e"/>
    </style:style>
    <style:style style:name="P101" style:family="paragraph" style:parent-style-name="Text_20_body">
      <style:text-properties officeooo:rsid="0060fed8" officeooo:paragraph-rsid="0066fcb6"/>
    </style:style>
    <style:style style:name="P102" style:family="paragraph" style:parent-style-name="Text_20_body">
      <style:text-properties officeooo:rsid="00625393" officeooo:paragraph-rsid="0065a0a3"/>
    </style:style>
    <style:style style:name="P103" style:family="paragraph" style:parent-style-name="Text_20_body">
      <style:text-properties officeooo:rsid="0065a0a3" officeooo:paragraph-rsid="0065a0a3"/>
    </style:style>
    <style:style style:name="P104" style:family="paragraph" style:parent-style-name="Text_20_body">
      <style:text-properties fo:color="#000000" officeooo:rsid="0063fba7" officeooo:paragraph-rsid="0065a0a3"/>
    </style:style>
    <style:style style:name="P105" style:family="paragraph" style:parent-style-name="Text_20_body">
      <style:text-properties officeooo:rsid="005c2326" officeooo:paragraph-rsid="005c2326"/>
    </style:style>
    <style:style style:name="P106" style:family="paragraph" style:parent-style-name="Text_20_body">
      <style:text-properties officeooo:rsid="006d178b" officeooo:paragraph-rsid="006d178b"/>
    </style:style>
    <style:style style:name="P107" style:family="paragraph" style:parent-style-name="Text_20_body">
      <style:text-properties officeooo:rsid="006e47f4" officeooo:paragraph-rsid="006e47f4"/>
    </style:style>
    <style:style style:name="P108" style:family="paragraph" style:parent-style-name="Text_20_body">
      <style:text-properties officeooo:rsid="006e47f4" officeooo:paragraph-rsid="007015f8"/>
    </style:style>
    <style:style style:name="P109" style:family="paragraph" style:parent-style-name="Text_20_body">
      <style:text-properties officeooo:rsid="007015f8" officeooo:paragraph-rsid="007015f8"/>
    </style:style>
    <style:style style:name="P110" style:family="paragraph" style:parent-style-name="Text_20_body">
      <style:text-properties officeooo:paragraph-rsid="0070b1bc"/>
    </style:style>
    <style:style style:name="P111" style:family="paragraph" style:parent-style-name="Text_20_body">
      <style:text-properties officeooo:rsid="002bf20a" officeooo:paragraph-rsid="00792ca5"/>
    </style:style>
    <style:style style:name="P112" style:family="paragraph" style:parent-style-name="Text_20_body">
      <style:text-properties officeooo:rsid="00792ca5" officeooo:paragraph-rsid="00792ca5"/>
    </style:style>
    <style:style style:name="P113" style:family="paragraph" style:parent-style-name="Text_20_body">
      <style:text-properties officeooo:paragraph-rsid="0072cbda"/>
    </style:style>
    <style:style style:name="P114" style:family="paragraph" style:parent-style-name="Text_20_body">
      <style:text-properties officeooo:rsid="007947c6" officeooo:paragraph-rsid="007947c6"/>
    </style:style>
    <style:style style:name="P115" style:family="paragraph" style:parent-style-name="Text_20_body">
      <style:text-properties officeooo:paragraph-rsid="00763e5d"/>
    </style:style>
    <style:style style:name="P116" style:family="paragraph" style:parent-style-name="Text_20_body">
      <style:text-properties officeooo:rsid="007ff92d" officeooo:paragraph-rsid="007ff92d"/>
    </style:style>
    <style:style style:name="P117" style:family="paragraph" style:parent-style-name="Text_20_body">
      <style:text-properties officeooo:paragraph-rsid="007ff92d"/>
    </style:style>
    <style:style style:name="P118" style:family="paragraph" style:parent-style-name="Text_20_body">
      <style:text-properties officeooo:rsid="00763e5d" officeooo:paragraph-rsid="00763e5d"/>
    </style:style>
    <style:style style:name="P119"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0"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1" style:family="paragraph" style:parent-style-name="Frame_20_contents">
      <style:paragraph-properties fo:text-align="center" style:justify-single-word="false"/>
      <style:text-properties fo:font-size="8pt" officeooo:paragraph-rsid="002d619a" style:font-size-asian="8pt" style:font-size-complex="8pt"/>
    </style:style>
    <style:style style:name="P122" style:family="paragraph" style:parent-style-name="Table_20_Contents">
      <style:text-properties fo:language="en" fo:country="US" officeooo:paragraph-rsid="002b60ed"/>
    </style:style>
    <style:style style:name="P123"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24" style:family="paragraph" style:parent-style-name="Table_20_Contents">
      <style:text-properties style:font-name="Nimbus Sans L"/>
    </style:style>
    <style:style style:name="P125" style:family="paragraph" style:parent-style-name="Table_20_Contents">
      <style:text-properties style:font-name="Nimbus Sans L" officeooo:rsid="006b98c8" officeooo:paragraph-rsid="006b98c8"/>
    </style:style>
    <style:style style:name="P126" style:family="paragraph" style:parent-style-name="Table_20_Contents">
      <style:text-properties style:font-name="Nimbus Sans L" officeooo:rsid="006e47f4" officeooo:paragraph-rsid="006e47f4"/>
    </style:style>
    <style:style style:name="P127" style:family="paragraph" style:parent-style-name="Table_20_Contents">
      <style:text-properties style:font-name="Nimbus Sans L" officeooo:rsid="006e47f4" officeooo:paragraph-rsid="00717af3"/>
    </style:style>
    <style:style style:name="P128" style:family="paragraph" style:parent-style-name="Table_20_Contents">
      <style:text-properties style:font-name="Nimbus Sans L" officeooo:rsid="00792ca5" officeooo:paragraph-rsid="00792ca5"/>
    </style:style>
    <style:style style:name="P129" style:family="paragraph" style:parent-style-name="Figure">
      <style:text-properties fo:font-size="10pt" style:font-size-asian="10pt" style:font-size-complex="10pt"/>
    </style:style>
    <style:style style:name="P130" style:family="paragraph" style:parent-style-name="Table_20_Heading">
      <style:text-properties style:font-name="Nimbus Sans L" officeooo:rsid="006b98c8" officeooo:paragraph-rsid="006b98c8"/>
    </style:style>
    <style:style style:name="P131" style:family="paragraph" style:parent-style-name="Table_20_Heading">
      <style:text-properties style:font-name="Nimbus Sans L" officeooo:rsid="00792ca5" officeooo:paragraph-rsid="006b98c8"/>
    </style:style>
    <style:style style:name="P132" style:family="paragraph" style:parent-style-name="Footnote">
      <style:text-properties officeooo:rsid="007b50a9" officeooo:paragraph-rsid="007b50a9"/>
    </style:style>
    <style:style style:name="P133" style:family="paragraph" style:parent-style-name="Text_20_body">
      <style:paragraph-properties fo:break-before="page"/>
      <style:text-properties officeooo:paragraph-rsid="00461741"/>
    </style:style>
    <style:style style:name="P134" style:family="paragraph" style:parent-style-name="Contents_20_Heading">
      <style:paragraph-properties fo:break-before="page"/>
    </style:style>
    <style:style style:name="P135" style:family="paragraph" style:parent-style-name="Contents_20_1">
      <style:paragraph-properties>
        <style:tab-stops>
          <style:tab-stop style:position="6.6929in" style:type="right" style:leader-style="dotted" style:leader-text="."/>
        </style:tab-stops>
      </style:paragraph-properties>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Contents_20_3">
      <style:paragraph-properties>
        <style:tab-stops>
          <style:tab-stop style:position="6.3in" style:type="right" style:leader-style="dotted" style:leader-text="."/>
        </style:tab-stops>
      </style:paragraph-properties>
    </style:style>
    <style:style style:name="P138" style:family="paragraph" style:parent-style-name="Contents_20_4">
      <style:paragraph-properties>
        <style:tab-stops>
          <style:tab-stop style:position="6.1035in" style:type="right" style:leader-style="dotted" style:leader-text="."/>
        </style:tab-stops>
      </style:paragraph-properties>
    </style:style>
    <style:style style:name="P139"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0"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1"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2"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3"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44" style:family="paragraph" style:parent-style-name="Standard" style:list-style-name="L3">
      <style:paragraph-properties fo:line-height="100%" fo:text-align="start" style:justify-single-word="false"/>
      <style:text-properties officeooo:paragraph-rsid="002bf20a"/>
    </style:style>
    <style:style style:name="P145"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46"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47" style:family="paragraph" style:parent-style-name="Heading_20_1">
      <style:text-properties fo:language="en" fo:country="US" officeooo:rsid="0014ee92" officeooo:paragraph-rsid="0014ee92"/>
    </style:style>
    <style:style style:name="P148" style:family="paragraph" style:parent-style-name="Heading_20_1">
      <style:text-properties fo:language="en" fo:country="US" officeooo:rsid="001b01c2" officeooo:paragraph-rsid="001b01c2"/>
    </style:style>
    <style:style style:name="P149" style:family="paragraph" style:parent-style-name="Heading_20_1">
      <style:text-properties officeooo:rsid="00461741" officeooo:paragraph-rsid="00461741"/>
    </style:style>
    <style:style style:name="P150" style:family="paragraph" style:parent-style-name="Heading_20_1">
      <style:text-properties fo:font-style="normal" style:font-style-asian="normal" style:font-style-complex="normal"/>
    </style:style>
    <style:style style:name="P151" style:family="paragraph" style:parent-style-name="Heading_20_1">
      <style:text-properties officeooo:rsid="0072cbda" officeooo:paragraph-rsid="0072cbda"/>
    </style:style>
    <style:style style:name="P152" style:family="paragraph" style:parent-style-name="Heading_20_1">
      <style:text-properties officeooo:rsid="007ff92d" officeooo:paragraph-rsid="007ff92d"/>
    </style:style>
    <style:style style:name="P153" style:family="paragraph" style:parent-style-name="Heading_20_1">
      <style:text-properties officeooo:rsid="005b10e0" officeooo:paragraph-rsid="005b10e0"/>
    </style:style>
    <style:style style:name="P154" style:family="paragraph" style:parent-style-name="Heading_20_1">
      <style:text-properties officeooo:paragraph-rsid="002d619a"/>
    </style:style>
    <style:style style:name="P155" style:family="paragraph" style:parent-style-name="Heading_20_1">
      <style:paragraph-properties fo:break-before="page"/>
      <style:text-properties officeooo:rsid="002bf20a" officeooo:paragraph-rsid="002bf20a"/>
    </style:style>
    <style:style style:name="P156" style:family="paragraph" style:parent-style-name="Heading_20_1">
      <style:paragraph-properties fo:break-before="page"/>
      <style:text-properties fo:language="en" fo:country="US" officeooo:rsid="001a374b" officeooo:paragraph-rsid="001a374b"/>
    </style:style>
    <style:style style:name="P157" style:family="paragraph" style:parent-style-name="Heading_20_1">
      <style:paragraph-properties fo:break-before="page"/>
      <style:text-properties fo:language="en" fo:country="US" officeooo:rsid="0028d824" officeooo:paragraph-rsid="0014ee92"/>
    </style:style>
    <style:style style:name="P158" style:family="paragraph" style:parent-style-name="Heading_20_1">
      <style:paragraph-properties fo:break-before="page"/>
      <style:text-properties officeooo:rsid="00461741" officeooo:paragraph-rsid="00461741"/>
    </style:style>
    <style:style style:name="P159" style:family="paragraph" style:parent-style-name="Heading_20_1">
      <style:paragraph-properties fo:break-before="page"/>
      <style:text-properties officeooo:rsid="00763e5d" officeooo:paragraph-rsid="00763e5d"/>
    </style:style>
    <style:style style:name="P160" style:family="paragraph" style:parent-style-name="Text_20_body" style:list-style-name="L1">
      <style:text-properties officeooo:paragraph-rsid="002bf20a"/>
    </style:style>
    <style:style style:name="P161" style:family="paragraph" style:parent-style-name="Text_20_body" style:list-style-name="L1">
      <style:text-properties fo:font-style="normal" officeooo:paragraph-rsid="002bf20a" style:font-style-asian="normal" style:font-style-complex="normal"/>
    </style:style>
    <style:style style:name="P162" style:family="paragraph" style:parent-style-name="Text_20_body" style:list-style-name="L9">
      <style:text-properties fo:font-style="normal" officeooo:rsid="002b60ed" officeooo:paragraph-rsid="002b60ed" style:font-style-asian="normal" style:font-style-complex="normal"/>
    </style:style>
    <style:style style:name="P163" style:family="paragraph" style:parent-style-name="Text_20_body" style:list-style-name="L10">
      <style:text-properties fo:font-style="normal" officeooo:paragraph-rsid="002d619a" style:font-style-asian="normal" style:font-style-complex="normal"/>
    </style:style>
    <style:style style:name="P164" style:family="paragraph" style:parent-style-name="Text_20_body" style:list-style-name="L2">
      <style:text-properties fo:language="en" fo:country="US" officeooo:rsid="001da76e" officeooo:paragraph-rsid="002bf20a"/>
    </style:style>
    <style:style style:name="P165" style:family="paragraph" style:parent-style-name="Text_20_body" style:list-style-name="L6">
      <style:text-properties fo:language="en" fo:country="US" officeooo:rsid="00792ca5" officeooo:paragraph-rsid="00792ca5"/>
    </style:style>
    <style:style style:name="P166"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67" style:family="paragraph" style:parent-style-name="Text_20_body" style:list-style-name="L5">
      <style:text-properties officeooo:paragraph-rsid="002bf20a"/>
    </style:style>
    <style:style style:name="P168" style:family="paragraph" style:parent-style-name="Text_20_body" style:list-style-name="L6">
      <style:text-properties officeooo:rsid="00792ca5" officeooo:paragraph-rsid="00792ca5"/>
    </style:style>
    <style:style style:name="P169" style:family="paragraph" style:parent-style-name="Text_20_body" style:list-style-name="L7">
      <style:text-properties officeooo:rsid="0048857e" officeooo:paragraph-rsid="0048857e"/>
    </style:style>
    <style:style style:name="P170" style:family="paragraph" style:parent-style-name="Text_20_body" style:list-style-name="L7">
      <style:text-properties officeooo:rsid="004d5d33" officeooo:paragraph-rsid="004d5d33"/>
    </style:style>
    <style:style style:name="P171" style:family="paragraph" style:parent-style-name="Text_20_body" style:list-style-name="L8">
      <style:text-properties officeooo:rsid="007947c6" officeooo:paragraph-rsid="007947c6"/>
    </style:style>
    <style:style style:name="P172" style:family="paragraph" style:parent-style-name="Text_20_body" style:list-style-name="L9">
      <style:text-properties officeooo:paragraph-rsid="002b60ed"/>
    </style:style>
    <style:style style:name="P173" style:family="paragraph" style:parent-style-name="Text_20_body" style:list-style-name="L9">
      <style:text-properties officeooo:rsid="002b60ed" officeooo:paragraph-rsid="002b60ed"/>
    </style:style>
    <style:style style:name="P174" style:family="paragraph" style:parent-style-name="Text_20_body">
      <style:text-properties fo:font-weight="normal" officeooo:rsid="008366ff" officeooo:paragraph-rsid="008366ff" style:font-weight-asian="normal" style:font-weight-complex="normal"/>
    </style:style>
    <style:style style:name="P175" style:family="paragraph" style:parent-style-name="Heading_20_2">
      <style:text-properties fo:font-style="italic" officeooo:paragraph-rsid="002bf20a" style:font-style-asian="italic" style:font-style-complex="italic"/>
    </style:style>
    <style:style style:name="P176" style:family="paragraph" style:parent-style-name="Heading_20_2">
      <style:text-properties officeooo:paragraph-rsid="002bf20a"/>
    </style:style>
    <style:style style:name="P177" style:family="paragraph" style:parent-style-name="Heading_20_2">
      <style:text-properties officeooo:rsid="002bf20a" officeooo:paragraph-rsid="002bf20a"/>
    </style:style>
    <style:style style:name="P178" style:family="paragraph" style:parent-style-name="Heading_20_2">
      <style:text-properties officeooo:rsid="001b01c2" officeooo:paragraph-rsid="001b01c2"/>
    </style:style>
    <style:style style:name="P179" style:family="paragraph" style:parent-style-name="Heading_20_2">
      <style:text-properties fo:language="en" fo:country="US" officeooo:rsid="001b01c2" officeooo:paragraph-rsid="001b01c2"/>
    </style:style>
    <style:style style:name="P180" style:family="paragraph" style:parent-style-name="Heading_20_2">
      <style:text-properties fo:language="en" fo:country="US" officeooo:rsid="0014ee92" officeooo:paragraph-rsid="0014ee92"/>
    </style:style>
    <style:style style:name="P181" style:family="paragraph" style:parent-style-name="Heading_20_2">
      <style:text-properties officeooo:rsid="0014ee92" officeooo:paragraph-rsid="0014ee92"/>
    </style:style>
    <style:style style:name="P182" style:family="paragraph" style:parent-style-name="Heading_20_2">
      <style:text-properties officeooo:rsid="005efc0e" officeooo:paragraph-rsid="005efc0e"/>
    </style:style>
    <style:style style:name="P183" style:family="paragraph" style:parent-style-name="Heading_20_2">
      <style:text-properties officeooo:rsid="007947c6" officeooo:paragraph-rsid="007947c6"/>
    </style:style>
    <style:style style:name="P184" style:family="paragraph" style:parent-style-name="Heading_20_2">
      <style:text-properties officeooo:rsid="007ff92d" officeooo:paragraph-rsid="007ff92d"/>
    </style:style>
    <style:style style:name="P185" style:family="paragraph" style:parent-style-name="Heading_20_2">
      <style:paragraph-properties fo:break-before="page"/>
      <style:text-properties fo:language="en" fo:country="US" officeooo:rsid="001b01c2" officeooo:paragraph-rsid="001b01c2"/>
    </style:style>
    <style:style style:name="P186" style:family="paragraph" style:parent-style-name="Heading_20_2">
      <style:paragraph-properties fo:break-before="page"/>
      <style:text-properties fo:language="en" fo:country="US" officeooo:paragraph-rsid="0014ee92"/>
    </style:style>
    <style:style style:name="P187" style:family="paragraph" style:parent-style-name="Heading_20_2">
      <style:paragraph-properties fo:break-before="page"/>
      <style:text-properties officeooo:rsid="0014ee92" officeooo:paragraph-rsid="0014ee92"/>
    </style:style>
    <style:style style:name="P188" style:family="paragraph" style:parent-style-name="Heading_20_2">
      <style:paragraph-properties fo:break-before="page"/>
      <style:text-properties officeooo:paragraph-rsid="00156175"/>
    </style:style>
    <style:style style:name="P189" style:family="paragraph" style:parent-style-name="Heading_20_2">
      <style:paragraph-properties fo:break-before="page"/>
      <style:text-properties officeooo:rsid="001718d1" officeooo:paragraph-rsid="001718d1"/>
    </style:style>
    <style:style style:name="P190" style:family="paragraph" style:parent-style-name="Heading_20_2">
      <style:paragraph-properties fo:break-before="page"/>
      <style:text-properties officeooo:rsid="00164f81" officeooo:paragraph-rsid="00164f81"/>
    </style:style>
    <style:style style:name="P191" style:family="paragraph" style:parent-style-name="Heading_20_2">
      <style:paragraph-properties fo:break-before="page"/>
      <style:text-properties fo:font-weight="bold" officeooo:rsid="00187dc3" officeooo:paragraph-rsid="00187dc3" style:font-weight-asian="bold" style:font-weight-complex="bold"/>
    </style:style>
    <style:style style:name="P192" style:family="paragraph" style:parent-style-name="Heading_20_2">
      <style:paragraph-properties fo:break-before="page"/>
      <style:text-properties officeooo:rsid="005efc0e" officeooo:paragraph-rsid="0065a0a3"/>
    </style:style>
    <style:style style:name="P193" style:family="paragraph" style:parent-style-name="Heading_20_2">
      <style:paragraph-properties fo:break-before="page"/>
      <style:text-properties officeooo:rsid="005c2326" officeooo:paragraph-rsid="005c2326"/>
    </style:style>
    <style:style style:name="P194" style:family="paragraph" style:parent-style-name="Heading_20_2">
      <style:paragraph-properties fo:break-before="page"/>
      <style:text-properties officeooo:rsid="007ff92d" officeooo:paragraph-rsid="007ff92d"/>
    </style:style>
    <style:style style:name="P195" style:family="paragraph" style:parent-style-name="Heading_20_3">
      <style:text-properties officeooo:rsid="00599e28" officeooo:paragraph-rsid="00599e28"/>
    </style:style>
    <style:style style:name="P196" style:family="paragraph" style:parent-style-name="Heading_20_3">
      <style:text-properties fo:language="en" fo:country="US" officeooo:rsid="001f629f" officeooo:paragraph-rsid="001f629f"/>
    </style:style>
    <style:style style:name="P197" style:family="paragraph" style:parent-style-name="Heading_20_3">
      <style:text-properties officeooo:rsid="00350c93" officeooo:paragraph-rsid="00350c93"/>
    </style:style>
    <style:style style:name="P198" style:family="paragraph" style:parent-style-name="Heading_20_3">
      <style:text-properties officeooo:paragraph-rsid="0014ee92"/>
    </style:style>
    <style:style style:name="P199" style:family="paragraph" style:parent-style-name="Heading_20_3">
      <style:text-properties fo:font-weight="bold" officeooo:rsid="001718d1" officeooo:paragraph-rsid="001718d1" style:font-weight-asian="bold" style:font-weight-complex="bold"/>
    </style:style>
    <style:style style:name="P200" style:family="paragraph" style:parent-style-name="Heading_20_3">
      <style:text-properties fo:font-weight="bold" officeooo:rsid="001a374b" officeooo:paragraph-rsid="001a374b" style:font-weight-asian="bold" style:font-weight-complex="bold"/>
    </style:style>
    <style:style style:name="P201" style:family="paragraph" style:parent-style-name="Heading_20_3">
      <style:text-properties officeooo:rsid="00482a76" officeooo:paragraph-rsid="00482a76"/>
    </style:style>
    <style:style style:name="P202" style:family="paragraph" style:parent-style-name="Heading_20_3">
      <style:text-properties officeooo:rsid="00187dc3" officeooo:paragraph-rsid="00187dc3"/>
    </style:style>
    <style:style style:name="P203" style:family="paragraph" style:parent-style-name="Heading_20_3">
      <style:text-properties officeooo:rsid="007015f8" officeooo:paragraph-rsid="007015f8"/>
    </style:style>
    <style:style style:name="P204" style:family="paragraph" style:parent-style-name="Heading_20_3">
      <style:text-properties officeooo:rsid="0063fba7" officeooo:paragraph-rsid="0065a0a3"/>
    </style:style>
    <style:style style:name="P205" style:family="paragraph" style:parent-style-name="Heading_20_3">
      <style:text-properties fo:color="#000000" officeooo:rsid="0063fba7" officeooo:paragraph-rsid="0065a0a3"/>
    </style:style>
    <style:style style:name="P206" style:family="paragraph" style:parent-style-name="Heading_20_3">
      <style:paragraph-properties fo:break-before="page"/>
      <style:text-properties officeooo:rsid="00187dc3" officeooo:paragraph-rsid="00187dc3"/>
    </style:style>
    <style:style style:name="P207" style:family="paragraph" style:parent-style-name="Heading_20_3">
      <style:paragraph-properties fo:break-before="page"/>
      <style:text-properties fo:font-weight="bold" officeooo:rsid="001a374b" officeooo:paragraph-rsid="001a374b" style:font-weight-asian="bold" style:font-weight-complex="bold"/>
    </style:style>
    <style:style style:name="P208" style:family="paragraph" style:parent-style-name="Heading_20_3">
      <style:paragraph-properties fo:break-before="page"/>
      <style:text-properties officeooo:rsid="001c3384" officeooo:paragraph-rsid="001c3384"/>
    </style:style>
    <style:style style:name="P209" style:family="paragraph" style:parent-style-name="Heading_20_3">
      <style:paragraph-properties fo:break-before="page"/>
      <style:text-properties officeooo:rsid="0057f7aa" officeooo:paragraph-rsid="0057f7aa"/>
    </style:style>
    <style:style style:name="P210" style:family="paragraph" style:parent-style-name="Heading_20_4">
      <style:text-properties officeooo:rsid="005d3e88" officeooo:paragraph-rsid="005d3e88"/>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language="en" fo:country="US" officeooo:rsid="00792ca5"/>
    </style:style>
    <style:style style:name="T38" style:family="text">
      <style:text-properties fo:language="en" fo:country="US" officeooo:rsid="007cfa96"/>
    </style:style>
    <style:style style:name="T39" style:family="text">
      <style:text-properties fo:font-size="40pt" officeooo:rsid="0012ba4e" style:font-size-asian="40pt" style:font-size-complex="40pt"/>
    </style:style>
    <style:style style:name="T40" style:family="text">
      <style:text-properties officeooo:rsid="0028d824"/>
    </style:style>
    <style:style style:name="T41" style:family="text">
      <style:text-properties fo:font-size="8pt" style:font-size-asian="8pt" style:font-size-complex="8pt"/>
    </style:style>
    <style:style style:name="T42" style:family="text">
      <style:text-properties fo:font-style="italic" style:font-style-asian="italic" style:font-style-complex="italic"/>
    </style:style>
    <style:style style:name="T43" style:family="text">
      <style:text-properties fo:font-style="italic" officeooo:rsid="002b60ed" style:font-style-asian="italic" style:font-style-complex="italic"/>
    </style:style>
    <style:style style:name="T44" style:family="text">
      <style:text-properties fo:font-style="italic" officeooo:rsid="002d619a" style:font-style-asian="italic" style:font-style-complex="italic"/>
    </style:style>
    <style:style style:name="T45" style:family="text">
      <style:text-properties fo:font-style="italic" officeooo:rsid="003a261b" style:font-style-asian="italic" style:font-style-complex="italic"/>
    </style:style>
    <style:style style:name="T46" style:family="text">
      <style:text-properties fo:font-style="italic" officeooo:rsid="003d7f4d" style:font-style-asian="italic" style:font-style-complex="italic"/>
    </style:style>
    <style:style style:name="T47" style:family="text">
      <style:text-properties fo:font-style="italic" officeooo:rsid="003e0fdb" style:font-style-asian="italic" style:font-style-complex="italic"/>
    </style:style>
    <style:style style:name="T48" style:family="text">
      <style:text-properties fo:font-style="italic" officeooo:rsid="00599e28" style:font-style-asian="italic" style:font-style-complex="italic"/>
    </style:style>
    <style:style style:name="T49" style:family="text">
      <style:text-properties fo:font-style="italic" officeooo:rsid="006a65b5" style:font-style-asian="italic" style:font-style-complex="italic"/>
    </style:style>
    <style:style style:name="T50" style:family="text">
      <style:text-properties fo:font-style="italic" officeooo:rsid="006d178b" style:font-style-asian="italic" style:font-style-complex="italic"/>
    </style:style>
    <style:style style:name="T51" style:family="text">
      <style:text-properties fo:font-style="italic" officeooo:rsid="00763e5d" style:font-style-asian="italic" style:font-style-complex="italic"/>
    </style:style>
    <style:style style:name="T52" style:family="text">
      <style:text-properties fo:font-style="italic" officeooo:rsid="00792ca5" style:font-style-asian="italic" style:font-style-complex="italic"/>
    </style:style>
    <style:style style:name="T53" style:family="text">
      <style:text-properties fo:font-style="italic" officeooo:rsid="00798306" style:font-style-asian="italic" style:font-style-complex="italic"/>
    </style:style>
    <style:style style:name="T54" style:family="text">
      <style:text-properties fo:font-style="italic" officeooo:rsid="007b50a9"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style:font-name="Nimbus Sans L3" fo:font-style="italic" fo:font-weight="normal" style:font-style-asian="italic" style:font-weight-asian="normal" style:font-style-complex="italic" style:font-weight-complex="normal"/>
    </style:style>
    <style:style style:name="T57"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8"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0"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font-name="Nimbus Sans L3" fo:font-size="12pt" fo:font-weight="normal" style:font-size-asian="12pt" style:font-weight-asian="normal" style:font-size-complex="12pt" style:font-weight-complex="normal"/>
    </style:style>
    <style:style style:name="T63" style:family="text">
      <style:text-properties style:font-name="Nimbus Sans L3" fo:font-size="12pt" style:font-size-asian="12pt" style:font-size-complex="12pt"/>
    </style:style>
    <style:style style:name="T64" style:family="text">
      <style:text-properties style:font-name="Nimbus Sans L3" fo:font-size="12pt" style:font-name-asian="Helvetica" style:font-size-asian="12pt" style:font-name-complex="Helvetica" style:font-size-complex="12pt"/>
    </style:style>
    <style:style style:name="T65" style:family="text">
      <style:text-properties style:font-name="Nimbus Sans L3" officeooo:rsid="00423696"/>
    </style:style>
    <style:style style:name="T66" style:family="text">
      <style:text-properties style:font-name="Nimbus Sans L3" officeooo:rsid="00478c97"/>
    </style:style>
    <style:style style:name="T67" style:family="text">
      <style:text-properties officeooo:rsid="002b60ed"/>
    </style:style>
    <style:style style:name="T68" style:family="text">
      <style:text-properties fo:font-style="normal" style:font-style-asian="normal" style:font-style-complex="normal"/>
    </style:style>
    <style:style style:name="T69" style:family="text">
      <style:text-properties fo:font-style="normal" officeooo:rsid="002b60ed" style:font-style-asian="normal" style:font-style-complex="normal"/>
    </style:style>
    <style:style style:name="T70" style:family="text">
      <style:text-properties fo:font-style="normal" officeooo:rsid="002bf20a" style:font-style-asian="normal" style:font-style-complex="normal"/>
    </style:style>
    <style:style style:name="T71" style:family="text">
      <style:text-properties fo:font-style="normal" officeooo:rsid="00338df6" style:font-style-asian="normal" style:font-style-complex="normal"/>
    </style:style>
    <style:style style:name="T72" style:family="text">
      <style:text-properties fo:font-style="normal" officeooo:rsid="003a261b" style:font-style-asian="normal" style:font-style-complex="normal"/>
    </style:style>
    <style:style style:name="T73" style:family="text">
      <style:text-properties fo:font-style="normal" officeooo:rsid="003d7f4d" style:font-style-asian="normal" style:font-style-complex="normal"/>
    </style:style>
    <style:style style:name="T74" style:family="text">
      <style:text-properties fo:font-style="normal" officeooo:rsid="003e0fdb" style:font-style-asian="normal" style:font-style-complex="normal"/>
    </style:style>
    <style:style style:name="T75" style:family="text">
      <style:text-properties fo:font-style="normal" officeooo:rsid="004f62ed" style:font-style-asian="normal" style:font-style-complex="normal"/>
    </style:style>
    <style:style style:name="T76" style:family="text">
      <style:text-properties fo:font-style="normal" officeooo:rsid="0054da4c" style:font-style-asian="normal" style:font-style-complex="normal"/>
    </style:style>
    <style:style style:name="T77" style:family="text">
      <style:text-properties fo:font-style="normal" officeooo:rsid="005b10e0" style:font-style-asian="normal" style:font-style-complex="normal"/>
    </style:style>
    <style:style style:name="T78" style:family="text">
      <style:text-properties fo:font-style="normal" officeooo:rsid="007cfa96"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599e28" style:font-style-asian="normal" style:font-weight-asian="normal" style:font-style-complex="normal" style:font-weight-complex="normal"/>
    </style:style>
    <style:style style:name="T81" style:family="text">
      <style:text-properties style:font-name="Nimbus Sans L4" fo:font-style="normal" style:font-style-asian="normal" style:font-style-complex="normal"/>
    </style:style>
    <style:style style:name="T82" style:family="text">
      <style:text-properties officeooo:rsid="002bf20a"/>
    </style:style>
    <style:style style:name="T83" style:family="text">
      <style:text-properties officeooo:rsid="002d619a"/>
    </style:style>
    <style:style style:name="T84" style:family="text">
      <style:text-properties style:font-name="DejaVu Sans"/>
    </style:style>
    <style:style style:name="T85" style:family="text">
      <style:text-properties style:font-name="DejaVu Sans" fo:language="en" fo:country="US"/>
    </style:style>
    <style:style style:name="T86" style:family="text">
      <style:text-properties style:font-name="DejaVu Sans" fo:language="en" fo:country="US" fo:font-style="normal" style:font-style-asian="normal" style:font-style-complex="normal"/>
    </style:style>
    <style:style style:name="T87" style:family="text">
      <style:text-properties style:font-name="DejaVu Sans" fo:language="en" fo:country="US" fo:font-style="normal" fo:font-weight="normal" style:font-style-asian="normal" style:font-weight-asian="normal" style:font-style-complex="normal" style:font-weight-complex="normal"/>
    </style:style>
    <style:style style:name="T88" style:family="text">
      <style:text-properties style:font-name="DejaVu Sans" fo:font-weight="normal" style:font-weight-asian="normal" style:font-weight-complex="normal"/>
    </style:style>
    <style:style style:name="T89" style:family="text">
      <style:text-properties style:font-name="DejaVu Sans" fo:font-weight="normal" officeooo:rsid="002fe1b1" style:font-weight-asian="normal" style:font-weight-complex="normal"/>
    </style:style>
    <style:style style:name="T90" style:family="text">
      <style:text-properties style:font-name="DejaVu Sans" fo:font-weight="normal" officeooo:rsid="0031c1af" style:font-weight-asian="normal" style:font-weight-complex="normal"/>
    </style:style>
    <style:style style:name="T91" style:family="text">
      <style:text-properties style:font-name="DejaVu Sans" fo:font-weight="normal" officeooo:rsid="0036a62b" style:font-weight-asian="normal" style:font-weight-complex="normal"/>
    </style:style>
    <style:style style:name="T92" style:family="text">
      <style:text-properties style:font-name="DejaVu Sans" fo:font-weight="normal" officeooo:rsid="003e96b9" style:font-weight-asian="normal" style:font-weight-complex="normal"/>
    </style:style>
    <style:style style:name="T93" style:family="text">
      <style:text-properties style:font-name="DejaVu Sans" officeooo:rsid="0031c1af"/>
    </style:style>
    <style:style style:name="T94" style:family="text">
      <style:text-properties style:font-name="DejaVu Sans" fo:font-style="normal" officeooo:rsid="00338df6" style:font-style-asian="normal" style:font-style-complex="normal"/>
    </style:style>
    <style:style style:name="T95" style:family="text">
      <style:text-properties style:font-name="DejaVu Sans" officeooo:rsid="00366fde"/>
    </style:style>
    <style:style style:name="T96" style:family="text">
      <style:text-properties style:font-name="DejaVu Sans" officeooo:rsid="0036a62b"/>
    </style:style>
    <style:style style:name="T97" style:family="text">
      <style:text-properties style:font-name="DejaVu Sans" officeooo:rsid="0038e283"/>
    </style:style>
    <style:style style:name="T98" style:family="text">
      <style:text-properties style:font-name="DejaVu Sans" officeooo:rsid="003f7363"/>
    </style:style>
    <style:style style:name="T99" style:family="text">
      <style:text-properties style:font-name="DejaVu Sans" officeooo:rsid="003e96b9"/>
    </style:style>
    <style:style style:name="T100" style:family="text">
      <style:text-properties style:font-name="DejaVu Sans" officeooo:rsid="0040dd00"/>
    </style:style>
    <style:style style:name="T101" style:family="text">
      <style:text-properties style:font-name="DejaVu Sans" officeooo:rsid="00423696"/>
    </style:style>
    <style:style style:name="T102" style:family="text">
      <style:text-properties style:font-name="DejaVu Sans" officeooo:rsid="0044b753"/>
    </style:style>
    <style:style style:name="T103" style:family="text">
      <style:text-properties officeooo:rsid="002fe1b1"/>
    </style:style>
    <style:style style:name="T104" style:family="text">
      <style:text-properties officeooo:rsid="0031c1af"/>
    </style:style>
    <style:style style:name="T105" style:family="text">
      <style:text-properties officeooo:rsid="00338df6"/>
    </style:style>
    <style:style style:name="T106" style:family="text">
      <style:text-properties officeooo:rsid="00366fde"/>
    </style:style>
    <style:style style:name="T107" style:family="text">
      <style:text-properties officeooo:rsid="0036a62b"/>
    </style:style>
    <style:style style:name="T108" style:family="text">
      <style:text-properties officeooo:rsid="0037f64f"/>
    </style:style>
    <style:style style:name="T109" style:family="text">
      <style:text-properties officeooo:rsid="0038e283"/>
    </style:style>
    <style:style style:name="T110" style:family="text">
      <style:text-properties officeooo:rsid="00156175"/>
    </style:style>
    <style:style style:name="T111" style:family="text">
      <style:text-properties officeooo:rsid="003e96b9"/>
    </style:style>
    <style:style style:name="T112" style:family="text">
      <style:text-properties officeooo:rsid="0040dd00"/>
    </style:style>
    <style:style style:name="T113" style:family="text">
      <style:text-properties officeooo:rsid="00423696"/>
    </style:style>
    <style:style style:name="T114" style:family="text">
      <style:text-properties officeooo:rsid="0044b753"/>
    </style:style>
    <style:style style:name="T115" style:family="text">
      <style:text-properties officeooo:rsid="00478c97"/>
    </style:style>
    <style:style style:name="T116" style:family="text">
      <style:text-properties officeooo:rsid="0048857e"/>
    </style:style>
    <style:style style:name="T117" style:family="text">
      <style:text-properties officeooo:rsid="0056c863"/>
    </style:style>
    <style:style style:name="T118" style:family="text">
      <style:text-properties officeooo:rsid="00599e28"/>
    </style:style>
    <style:style style:name="T119" style:family="text">
      <style:text-properties officeooo:rsid="005b10e0"/>
    </style:style>
    <style:style style:name="T120" style:family="text">
      <style:text-properties officeooo:rsid="005c2326"/>
    </style:style>
    <style:style style:name="T121" style:family="text">
      <style:text-properties officeooo:rsid="005efc0e"/>
    </style:style>
    <style:style style:name="T122" style:family="text">
      <style:text-properties officeooo:rsid="0060ee1b"/>
    </style:style>
    <style:style style:name="T123" style:family="text">
      <style:text-properties officeooo:rsid="006197ef"/>
    </style:style>
    <style:style style:name="T124" style:family="text">
      <style:text-properties officeooo:rsid="0063fba7"/>
    </style:style>
    <style:style style:name="T125" style:family="text">
      <style:text-properties officeooo:rsid="006668bc"/>
    </style:style>
    <style:style style:name="T126" style:family="text">
      <style:text-properties officeooo:rsid="006898da"/>
    </style:style>
    <style:style style:name="T127" style:family="text">
      <style:text-properties officeooo:rsid="006a65b5"/>
    </style:style>
    <style:style style:name="T128" style:family="text">
      <style:text-properties fo:color="#000000"/>
    </style:style>
    <style:style style:name="T129" style:family="text">
      <style:text-properties fo:color="#000000" officeooo:rsid="0063fba7"/>
    </style:style>
    <style:style style:name="T130" style:family="text">
      <style:text-properties officeooo:rsid="007015f8"/>
    </style:style>
    <style:style style:name="T131" style:family="text">
      <style:text-properties officeooo:rsid="00703ea4"/>
    </style:style>
    <style:style style:name="T132" style:family="text">
      <style:text-properties officeooo:rsid="00704f6d"/>
    </style:style>
    <style:style style:name="T133" style:family="text">
      <style:text-properties officeooo:rsid="0070b1bc"/>
    </style:style>
    <style:style style:name="T134" style:family="text">
      <style:text-properties officeooo:rsid="00717af3"/>
    </style:style>
    <style:style style:name="T135" style:family="text">
      <style:text-properties officeooo:rsid="0072cbda"/>
    </style:style>
    <style:style style:name="T136" style:family="text">
      <style:text-properties officeooo:rsid="00763e5d"/>
    </style:style>
    <style:style style:name="T137" style:family="text">
      <style:text-properties officeooo:rsid="007947c6"/>
    </style:style>
    <style:style style:name="T138" style:family="text">
      <style:text-properties officeooo:rsid="007b50a9"/>
    </style:style>
    <style:style style:name="T139" style:family="text">
      <style:text-properties officeooo:rsid="007cfa96"/>
    </style:style>
    <style:style style:name="T140" style:family="text">
      <style:text-properties officeooo:rsid="007ff92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2"/>
          </table:table-cell>
        </table:table-row>
        <table:table-row table:style-name="Table5.1">
          <table:table-cell table:style-name="Table5.A1" office:value-type="string">
            <text:p text:style-name="P7"/>
          </table:table-cell>
          <table:table-cell table:style-name="Table5.A1" office:value-type="string">
            <text:p text:style-name="P5"><text:s/><text:span text:style-name="T39">System M-1 Manual</text:span></text:p>
            <text:p text:style-name="P123"/>
            <text:p text:style-name="P8"><text:span text:style-name="T41">Doc. Version </text:span><text:span text:style-name="T41"><text:date style:data-style-name="N84" text:date-value="2016-10-12T19:04:23.120361487">2016-10-12</text:date></text:span><text:span text:style-name="T41">-1</text:span></text:p>
            <text:p text:style-name="P9">Author: Mario Blunk</text:p>
          </table:table-cell>
          <table:table-cell table:style-name="Table5.A1" office:value-type="string">
            <text:p text:style-name="P122"/>
          </table:table-cell>
        </table:table-row>
      </table:table>
      <text:p text:style-name="P3"/>
      <text:p text:style-name="P12"/>
      <text:p text:style-name="P11"/>
      <text:p text:style-name="Standard">Abstract: <text:span text:style-name="T42">I</text:span><text:span text:style-name="T43">ntroduction into System M-1. I</text:span><text:span text:style-name="T42">nstructions on operation, installation and maintenance. Basics on test generation for Boundary Scan Testing acc. to </text:span><text:span text:style-name="T43">Std.</text:span><text:span text:style-name="T42"> IEEE 1149.1 </text:span><text:span text:style-name="T43">also known as JTAG</text:span><text:span text:style-name="T42">. <text:s/></text:span></text:p>
      <text:p text:style-name="Standard"/>
      <text:p text:style-name="Standard">Keywords: <text:span text:style-name="T42">Boundary Scan, JTAG, IEEE1149.1, </text:span><text:span text:style-name="T43">netlist, partlist, import, database, UUT, module, prefix, connectors, part, net</text:span><text:span text:style-name="T42">, class, pull-down, pull-up, short, open, test coverage, primary net, secondary net</text:span><text:span text:style-name="T56">, FPGA, CPLD, programmabl</text:span><text:span text:style-name="T42">e logic, cell, input, output, highz, open-drain, open-collector, scanpath, scanport, TAP, scanchain, </text:span><text:span text:style-name="T49">single step, breakpoint, </text:span><text:span text:style-name="T42">current consumption, delay, timeout, shutdown, memory, RAM, FLASH, I²C, SPI, Microwire, </text:span><text:span text:style-name="T44">mission critical, </text:span><text:span text:style-name="T50">scripting, </text:span><text:span text:style-name="T53">bash, </text:span><text:span text:style-name="T44">Linux, Ada, </text:span><text:span text:style-name="T52">gnat, gcc, </text:span><text:span text:style-name="T44">git, version control, ASC-II, </text:span><text:span text:style-name="T48">intrusive, non-intrusive, version control, git, </text:span><text:span text:style-name="T51">development mode, production mode, graphical user interface, GUI</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4">Table of Contents</text:p>
          </text:index-title>
          <text:p text:style-name="P135"><text:a xlink:type="simple" xlink:href="#__RefHeading__4609_1749212060"><text:s/>1.Introduction<text:tab/>4</text:a></text:p>
          <text:p text:style-name="P136"><text:a xlink:type="simple" xlink:href="#__RefHeading__2273_1674420665"><text:s/>1.1.Financial investment<text:tab/>4</text:a></text:p>
          <text:p text:style-name="P136"><text:a xlink:type="simple" xlink:href="#__RefHeading__3575_1674420665"><text:s/>1.2.System overview<text:tab/>4</text:a></text:p>
          <text:p text:style-name="P136"><text:a xlink:type="simple" xlink:href="#__RefHeading__4611_1749212060"><text:s/>1.3.Features<text:tab/>5</text:a></text:p>
          <text:p text:style-name="P135"><text:a xlink:type="simple" xlink:href="#__RefHeading__134_1122411165"><text:s/>2.Operation &amp; Components<text:tab/>7</text:a></text:p>
          <text:p text:style-name="P136"><text:a xlink:type="simple" xlink:href="#__RefHeading__136_1122411165"><text:s/>2.1.Licensing<text:tab/>7</text:a></text:p>
          <text:p text:style-name="P136"><text:a xlink:type="simple" xlink:href="#__RefHeading__138_1122411165"><text:s/>2.2.Software<text:tab/>7</text:a></text:p>
          <text:p text:style-name="P137"><text:a xlink:type="simple" xlink:href="#__RefHeading__1931_1900818212"><text:s/>2.2.1.Version Controlling<text:tab/>7</text:a></text:p>
          <text:p text:style-name="P137"><text:a xlink:type="simple" xlink:href="#__RefHeading__140_1122411165"><text:s/>2.2.2.Graphical User Interface (GUI)<text:tab/>7</text:a></text:p>
          <text:p text:style-name="P136"><text:a xlink:type="simple" xlink:href="#__RefHeading__142_1122411165"><text:s/>2.3.Hardware<text:tab/>8</text:a></text:p>
          <text:p text:style-name="P135"><text:a xlink:type="simple" xlink:href="#__RefHeading__146_1122411165"><text:s/>3.Where to get it<text:tab/>8</text:a></text:p>
          <text:p text:style-name="P135"><text:a xlink:type="simple" xlink:href="#__RefHeading__148_1122411165"><text:s/>4.Installation<text:tab/>9</text:a></text:p>
          <text:p text:style-name="P135"><text:a xlink:type="simple" xlink:href="#__RefHeading__150_1122411165"><text:s/>5.Support<text:tab/>9</text:a></text:p>
          <text:p text:style-name="P135"><text:a xlink:type="simple" xlink:href="#__RefHeading__152_1122411165"><text:s/>6.Test Development Flowchart<text:tab/>10</text:a></text:p>
          <text:p text:style-name="P136"><text:a xlink:type="simple" xlink:href="#__RefHeading__154_1122411165"><text:s/>6.1.Create Project (create)<text:tab/>11</text:a></text:p>
          <text:p text:style-name="P136"><text:a xlink:type="simple" xlink:href="#__RefHeading__156_1122411165"><text:s/>6.2.Setup UUT Database<text:tab/>11</text:a></text:p>
          <text:p text:style-name="P136"><text:a xlink:type="simple" xlink:href="#__RefHeading__158_1122411165"><text:s/>6.3.Import BSDL-Files (import_bsdl)<text:tab/>12</text:a></text:p>
          <text:p text:style-name="P136"><text:a xlink:type="simple" xlink:href="#__RefHeading__160_1122411165"><text:s/>6.4.Import Net &amp; Part List (import_cad)<text:tab/>12</text:a></text:p>
          <text:p text:style-name="P137"><text:a xlink:type="simple" xlink:href="#__RefHeading__1463_179349837"><text:s/>6.4.1.Top Module &amp; Sub Modules<text:tab/>13</text:a></text:p>
          <text:p text:style-name="P137"><text:a xlink:type="simple" xlink:href="#__RefHeading__162_1122411165"><text:s/>6.4.2.Join Skeletons (join)<text:tab/>13</text:a></text:p>
          <text:p text:style-name="P136"><text:a xlink:type="simple" xlink:href="#__RefHeading__164_1122411165"><text:s/>6.5.Make Nets (mknets)<text:tab/>14</text:a></text:p>
          <text:p text:style-name="P136"><text:a xlink:type="simple" xlink:href="#__RefHeading__166_1122411165"><text:s/>6.6.Make Options (mkoptions)<text:tab/>15</text:a></text:p>
          <text:p text:style-name="P137"><text:a xlink:type="simple" xlink:href="#__RefHeading__168_1122411165"><text:s/>6.6.1.Edit mkoptions.conf<text:tab/>15</text:a></text:p>
          <text:p text:style-name="P137"><text:a xlink:type="simple" xlink:href="#__RefHeading__1821_778718733"><text:s/>6.6.2. Generate Options File<text:tab/>16</text:a></text:p>
          <text:p text:style-name="P137"><text:a xlink:type="simple" xlink:href="#__RefHeading__2019_508127740"><text:s/>6.6.3.Routing Table<text:tab/>16</text:a></text:p>
          <text:p text:style-name="P137"><text:a xlink:type="simple" xlink:href="#__RefHeading__2021_508127740"><text:s/>6.6.4.Options File Structure<text:tab/>16</text:a></text:p>
          <text:p text:style-name="P138"><text:a xlink:type="simple" xlink:href="#__RefHeading__1923_926311979"><text:s/>1.Editing the Options File<text:tab/>16</text:a></text:p>
          <text:p text:style-name="P136"><text:a xlink:type="simple" xlink:href="#__RefHeading__170_1122411165"><text:s/>6.7.Check Primary/Secondary Nets and Net Classes (chkpsn)<text:tab/>18</text:a></text:p>
          <text:p text:style-name="P136"><text:a xlink:type="simple" xlink:href="#__RefHeading__172_1122411165"><text:s/>6.8.Test Program Generation<text:tab/>19</text:a></text:p>
          <text:p text:style-name="P137"><text:a xlink:type="simple" xlink:href="#__RefHeading__174_1122411165"><text:s/>6.8.1.Scanpath (infrastructure)<text:tab/>19</text:a></text:p>
          <text:p text:style-name="P137"><text:a xlink:type="simple" xlink:href="#__RefHeading__176_1122411165"><text:s/>6.8.2.Interconnection (intercon)<text:tab/>20</text:a></text:p>
          <text:p text:style-name="P137"><text:a xlink:type="simple" xlink:href="#__RefHeading__178_1122411165"><text:s/>6.8.3.Memory Interconnetions (memcon)<text:tab/>20</text:a></text:p>
          <text:p text:style-name="P137"><text:a xlink:type="simple" xlink:href="#__RefHeading__180_1122411165"><text:s/>6.8.4.Clock<text:tab/>21</text:a></text:p>
          <text:p text:style-name="P137"><text:a xlink:type="simple" xlink:href="#__RefHeading__182_1122411165"><text:s/>6.8.5.Toggle<text:tab/>21</text:a></text:p>
          <text:p text:style-name="P137"><text:a xlink:type="simple" xlink:href="#__RefHeading__184_1122411165"><text:s/>6.8.6.Manually Writing Tests<text:tab/>22</text:a></text:p>
          <text:p text:style-name="P137"><text:a xlink:type="simple" xlink:href="#__RefHeading__1933_1900818212"><text:s/>6.8.7.Sequence Instruction Set<text:tab/>23</text:a></text:p>
          <text:p text:style-name="P135"><text:a xlink:type="simple" xlink:href="#__RefHeading__1823_778718733"><text:s/>7.Compiling Tests<text:tab/>25</text:a></text:p>
          <text:p text:style-name="P135"><text:a xlink:type="simple" xlink:href="#__RefHeading__1959_958804457"><text:s/>8.Loading Tests<text:tab/>25</text:a></text:p>
          <text:p text:style-name="P135"><text:a xlink:type="simple" xlink:href="#__RefHeading__1825_778718733"><text:s/>9.Executing Tests<text:tab/>26</text:a></text:p>
          <text:p text:style-name="P136"><text:a xlink:type="simple" xlink:href="#__RefHeading__2113_1434436154"><text:s/>9.1.Single Step Execution<text:tab/>26</text:a></text:p>
          <text:p text:style-name="P137"><text:a xlink:type="simple" xlink:href="#__RefHeading__2354_186387527"><text:s/>9.1.1.Step Width SXR<text:tab/>26</text:a></text:p>
          <text:p text:style-name="P137"><text:a xlink:type="simple" xlink:href="#__RefHeading__2356_186387527"><text:s/>9.1.2.Step Width TCK<text:tab/>26</text:a></text:p>
          <text:p text:style-name="P136"><text:a xlink:type="simple" xlink:href="#__RefHeading__2115_1434436154"><text:s/>9.2.Breakpoints<text:tab/>27</text:a></text:p>
          <text:p text:style-name="P137"><text:a xlink:type="simple" xlink:href="#__RefHeading__2117_1434436154"><text:s/>9.2.1.Setting the Breakpoint<text:tab/>27</text:a></text:p>
          <text:p text:style-name="P137"><text:soft-page-break/><text:a xlink:type="simple" xlink:href="#__RefHeading__2119_1434436154"><text:s/>9.2.2.Clearing the Breakpoint<text:tab/>27</text:a></text:p>
          <text:p text:style-name="P136"><text:a xlink:type="simple" xlink:href="#__RefHeading__2043_958804457"><text:s/>9.3.Autonomous BSC Operation<text:tab/>28</text:a></text:p>
          <text:p text:style-name="P135"><text:a xlink:type="simple" xlink:href="#__RefHeading__2407_2043094945"><text:s/>10.Query Database Item<text:tab/>28</text:a></text:p>
          <text:p text:style-name="P136"><text:a xlink:type="simple" xlink:href="#__RefHeading__2577_1694360258"><text:s/>10.1. Nets<text:tab/>28</text:a></text:p>
          <text:p text:style-name="P136"><text:a xlink:type="simple" xlink:href="#__RefHeading__2579_1694360258"><text:s/>10.2.Boundary Scan ICs (BICs)<text:tab/>28</text:a></text:p>
          <text:p text:style-name="P136"><text:a xlink:type="simple" xlink:href="#__RefHeading__2581_1694360258"><text:s/>10.3.Shared Control Cells<text:tab/>28</text:a></text:p>
          <text:p text:style-name="P135"><text:a xlink:type="simple" xlink:href="#__RefHeading__2350_1585782201"><text:s/>11.Show System Configuration<text:tab/>29</text:a></text:p>
          <text:p text:style-name="P135"><text:a xlink:type="simple" xlink:href="#__RefHeading__2698_900167203"><text:s/>12.Show Firmware<text:tab/>29</text:a></text:p>
          <text:p text:style-name="P135"><text:a xlink:type="simple" xlink:href="#__RefHeading__1961_958804457"><text:s/>13.Scripting<text:tab/>29</text:a></text:p>
          <text:p text:style-name="P135"><text:a xlink:type="simple" xlink:href="#__RefHeading__2442_1585782201"><text:s/>14.Production Mode<text:tab/>30</text:a></text:p>
          <text:p text:style-name="P136"><text:a xlink:type="simple" xlink:href="#__RefHeading__2700_900167203"><text:s/>14.1.Test / Script Start<text:tab/>31</text:a></text:p>
          <text:p text:style-name="P136"><text:a xlink:type="simple" xlink:href="#__RefHeading__2702_900167203"><text:s/>14.2.Test / Script Abort<text:tab/>31</text:a></text:p>
          <text:p text:style-name="P136"><text:a xlink:type="simple" xlink:href="#__RefHeading__2704_900167203"><text:s/>14.3.Test / Script PASS<text:tab/>32</text:a></text:p>
          <text:p text:style-name="P136"><text:a xlink:type="simple" xlink:href="#__RefHeading__2706_900167203"><text:s/>14.4.Test / Script FAIL<text:tab/>33</text:a></text:p>
          <text:p text:style-name="P135"><text:a xlink:type="simple" xlink:href="#__RefHeading__4613_1749212060"><text:s/>15.References<text:tab/>34</text:a></text:p>
          <text:p text:style-name="P135"><text:a xlink:type="simple" xlink:href="#__RefHeading__2761_2097001110"><text:s/>16.Disclaimer<text:tab/>34</text:a></text:p>
        </text:index-body>
      </text:table-of-content>
      <text:p text:style-name="P6"/>
      <text:h text:style-name="P155" text:outline-level="1"><text:bookmark-start text:name="__RefHeading__4609_1749212060"/>Introduction<text:bookmark-end text:name="__RefHeading__4609_1749212060"/></text:h>
      <text:h text:style-name="P175" text:outline-level="2"><text:bookmark-start text:name="__RefHeading__2273_1674420665"/>Financial investment<text:bookmark-end text:name="__RefHeading__2273_1674420665"/></text:h>
      <text:p text:style-name="P62"><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8">To get right to the point: </text:span><text:span text:style-name="T42">System M-1</text:span><text:span text:style-name="T68"> is </text:span><text:span text:style-name="T70">primary </text:span><text:span text:style-name="T68">not for sale, it is for rent ! This wipes away the standard question about the price to purchase a Boundary Scan Test System. </text:span></text:p>
      <text:list xml:id="list1703103376904775104" text:style-name="L1">
        <text:list-item>
          <text:p text:style-name="P160"><text:span text:style-name="T68">The customer </text:span><text:span text:style-name="T78">may buy or </text:span><text:span text:style-name="T68">rent </text:span><text:span text:style-name="T42">System M-1 </text:span><text:span text:style-name="T68">as long as required. </text:span></text:p>
        </text:list-item>
        <text:list-item>
          <text:p text:style-name="P160"><text:span text:style-name="T58">There is </text:span><text:span text:style-name="T59">NO</text:span><text:span text:style-name="T58"> confusing features vs. license table. </text:span><text:span text:style-name="T61">System M-1 </text:span><text:span text:style-name="T60">is</text:span><text:span text:style-name="T58"> the one and only license. You get a development, repair and execution station in one package.</text:span></text:p>
        </text:list-item>
        <text:list-item>
          <text:p text:style-name="P161">Charges for test program setup and support apply of course.</text:p>
        </text:list-item>
        <text:list-item>
          <text:p text:style-name="P161"><text:span text:style-name="T82">If the customer wants to buy it, she/he pays for the delivered hardware, that is the boundary scan controller (BSC) and the PC that comes along with it.</text:span> </text:p>
        </text:list-item>
      </text:list>
      <text:p text:style-name="P62"><text:span text:style-name="T68">Please contact </text:span><text:span text:style-name="T42">Blunk electronic</text:span><text:span text:style-name="T68"> for quotations.</text:span></text:p>
      <text:p text:style-name="P54"/>
      <text:h text:style-name="P176" text:outline-level="2"><text:bookmark-start text:name="__RefNumPara__3583_1674420665"/><text:bookmark-start text:name="__RefHeading__3575_1674420665"/>System overview<text:bookmark-end text:name="__RefNumPara__3583_1674420665"/><text:bookmark-end text:name="__RefHeading__3575_1674420665"/></text:h>
      <text:p text:style-name="P28"><text:span text:style-name="T19">T</text:span><text:span text:style-name="T18">he boundary scan system M-1 consists of:</text:span></text:p>
      <text:list xml:id="list2533531152252845504" text:style-name="L2">
        <text:list-item>
          <text:p text:style-name="P164">a regular Linux-PC with various software modules installed. </text:p>
        </text:list-item>
        <text:list-item>
          <text:p text:style-name="P164">a so called boundary scan controller (further-on referred to as BSC)</text:p>
        </text:list-item>
        <text:list-item>
          <text:p text:style-name="P166">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29">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77" text:outline-level="2"><text:bookmark-start text:name="__RefHeading__4611_1749212060"/><text:soft-page-break/>Features<text:bookmark-end text:name="__RefHeading__4611_1749212060"/></text:h>
      <text:p text:style-name="P10">There are some important features to point out:</text:p>
      <text:list xml:id="list7106778990126822905" text:style-name="L3">
        <text:list-header>
          <text:p text:style-name="P139"/>
        </text:list-header>
        <text:list-item>
          <text:p text:style-name="P143"><text:span text:style-name="T42">System M-1 </text:span><text:span text:style-name="T68">includes a ready made PC with all the software required for test development, debugging and execution. The customer is freed from any software installation issues.</text:span></text:p>
          <text:p text:style-name="P139"/>
        </text:list-item>
        <text:list-item>
          <text:p text:style-name="P139">Maintenance and support can be done remotely via the web interface. The network access may be corporate inside or from outside. The latter reduces traveling and on-site support.</text:p>
          <text:p text:style-name="P139"><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3"><text:span text:style-name="T68">The operation system running on the shipped PC is Linux</text:span><text:span text:style-name="T81">©</text:span><text:span text:style-name="T68"> . Linux is highly virus immune, long-term stable and highly network capable – a reasonable choice for an assembly line deployment.</text:span></text:p>
          <text:p text:style-name="P139"/>
        </text:list-item>
        <text:list-item>
          <text:p text:style-name="P141">Scripting for automated build-processes</text:p>
        </text:list-item>
      </text:list>
      <text:p text:style-name="P10"/>
      <text:list xml:id="list190424823943824" text:continue-numbering="true" text:style-name="L3">
        <text:list-header>
          <text:p text:style-name="P139"/>
        </text:list-header>
        <text:list-item>
          <text:p text:style-name="P143"><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8">Crucial parts of the </text:span><text:span text:style-name="T42">System M-1</text:span><text:span text:style-name="T68"> software have been written in ADA 2005 that perfectly fits the requirements of </text:span><text:span text:style-name="T70">mission</text:span><text:span text:style-name="T68"> critical applications ! </text:span></text:p>
        </text:list-item>
      </text:list>
      <text:p text:style-name="P10"/>
      <text:list xml:id="list190425036630325" text:continue-numbering="true" text:style-name="L3">
        <text:list-item>
          <text:p text:style-name="P139">The software is <text:span text:style-name="T15">open to user specific applications or graphical user interfaces</text:span> (GUI) !</text:p>
          <text:p text:style-name="P139"/>
        </text:list-item>
        <text:list-item>
          <text:p text:style-name="P139">The software is well modularized. Updating is done regarding the very module affected, not all across the system. Each module can be accessed via external software i.e. in regard to system integration (Flying-Probe-Test, In-Circuit-Test, AOI, System Test, QM, …)</text:p>
          <text:p text:style-name="P139"/>
        </text:list-item>
        <text:list-item>
          <text:p text:style-name="P144"><text:span text:style-name="T58">Large parts of the software are open sourced (</text:span><text:span text:style-name="T68">GNU General Public License</text:span><text:span text:style-name="T58">).</text:span></text:p>
          <text:p text:style-name="P139"/>
        </text:list-item>
        <text:list-item>
          <text:p text:style-name="P144"><text:span text:style-name="T59">Most files that are generated by the individual software modules are strictly ASC-II formatted. They are human readable and editable thus allowing version controlling (like Git </text:span><text:a xlink:type="simple" xlink:href="https://git-scm.com/"><text:span text:style-name="T59">https://git-scm.com</text:span></text:a><text:span text:style-name="T59">) and verifying.</text:span></text:p>
          <text:p text:style-name="P139"/>
        </text:list-item>
        <text:list-item>
          <text:p text:style-name="P145"><text:span text:style-name="T58">All the software of </text:span><text:span text:style-name="T62">System M-1 </text:span><text:span text:style-name="T58">is shipped fully installed. The customer does not need to worry about issues like:</text:span></text:p>
          <text:p text:style-name="P139"/>
          <text:list>
            <text:list-item>
              <text:list>
                <text:list-item>
                  <text:p text:style-name="P139">operating system</text:p>
                </text:list-item>
                <text:list-item>
                  <text:p text:style-name="P139">hardware platforms</text:p>
                </text:list-item>
                <text:list-item>
                  <text:p text:style-name="P139">driver software</text:p>
                </text:list-item>
                <text:list-item>
                  <text:p text:style-name="P139">licensing</text:p>
                </text:list-item>
              </text:list>
            </text:list-item>
          </text:list>
        </text:list-item>
      </text:list>
      <text:p text:style-name="P10"/>
      <text:p text:style-name="P10"/>
      <text:list xml:id="list190424513798899" text:continue-numbering="true" text:style-name="L3">
        <text:list-item>
          <text:p text:style-name="P139"><text:bookmark-start text:name="__RefNumPara__3581_1674420665"/><text:soft-page-break/>By default, the BSC provides power monitoring of 3 individual channels to protect the UUT from power failure.<text:bookmark-end text:name="__RefNumPara__3581_1674420665"/></text:p>
          <text:p text:style-name="P139"/>
        </text:list-item>
        <text:list-item>
          <text:p text:style-name="P139">By default, the BSC provides a full galvanic separation from the UUT upon power failure, test FAIL or non-test-mode. The latter is a constraint for interaction with other test systems.</text:p>
          <text:p text:style-name="P139"/>
        </text:list-item>
        <text:list-item>
          <text:p text:style-name="P139">The BSC comes in a robust 19 inch housing with rugged connectors for fast and safe UUT change.</text:p>
        </text:list-item>
      </text:list>
      <text:p text:style-name="P10"/>
      <text:list xml:id="list190424602417047" text:continue-numbering="true" text:style-name="L3">
        <text:list-item>
          <text:p text:style-name="P139"><text:bookmark-start text:name="__RefNumPara__1245_826052589"/>The BSC can operate autonomously from the PC. For fast pre-testing of UUTs the operator activity is reduced to pushing front panel buttons START and STOP. Two LEDs indicate PASS or FAIL <text:span text:style-name="T82">(see </text:span><text:span text:style-name="T82"><text:sequence-ref text:reference-format="category-and-value" text:ref-name="reffigure1">figure 2</text:sequence-ref></text:span><text:span text:style-name="T82"> page </text:span><text:span text:style-name="T82"><text:sequence-ref text:reference-format="page" text:ref-name="reffigure1">8</text:sequence-ref></text:span><text:span text:style-name="T82"> and section </text:span><text:span text:style-name="T82"><text:bookmark-ref text:reference-format="number" text:ref-name="__RefHeading__1825_778718733">9</text:bookmark-ref></text:span><text:span text:style-name="T82"> </text:span><text:span text:style-name="T82"><text:bookmark-ref text:reference-format="text" text:ref-name="__RefHeading__1825_778718733">Executing Tests</text:bookmark-ref></text:span><text:span text:style-name="T82"> on page </text:span><text:span text:style-name="T82"><text:bookmark-ref text:reference-format="page" text:ref-name="__RefHeading__1825_778718733">26</text:bookmark-ref></text:span><text:span text:style-name="T82">).</text:span><text:bookmark-end text:name="__RefNumPara__1245_826052589"/></text:p>
          <text:p text:style-name="P139"/>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3323620804841470596" text:style-name="L4">
        <text:list-header>
          <text:p text:style-name="P140"/>
        </text:list-header>
        <text:list-item>
          <text:p text:style-name="P142">Importing CAD data from any CAE system (Altium, ORCAD, ZUKEN, EAGLE , …)</text:p>
        </text:list-item>
        <text:list-item>
          <text:p text:style-name="P142">Minimal UUT access via a 5 wire serial test-bus (so called TAP)</text:p>
        </text:list-item>
        <text:list-item>
          <text:p text:style-name="P142">Adjustable TAP voltage (1.8V to 3.3V)</text:p>
        </text:list-item>
        <text:list-item>
          <text:p text:style-name="P142">Fault detection down to pin-level (stuck-at, shorts, opens, missing pull-resistor)</text:p>
        </text:list-item>
        <text:list-item>
          <text:p text:style-name="P142">Scan<text:span text:style-name="T82">p</text:span>ath Test (Infrastructure Test)</text:p>
        </text:list-item>
        <text:list-item>
          <text:p text:style-name="P142">Interconnect Test</text:p>
        </text:list-item>
        <text:list-item>
          <text:p text:style-name="P142">Memory/<text:span text:style-name="T82">Cluster</text:span>-Interconnect Test (RAM, FLASH)</text:p>
        </text:list-item>
        <text:list-item>
          <text:p text:style-name="P142">Clock Test</text:p>
        </text:list-item>
        <text:list-item>
          <text:p text:style-name="P142">Pin-Toggle Test</text:p>
        </text:list-item>
        <text:list-item>
          <text:p text:style-name="P142">System Test</text:p>
        </text:list-item>
      </text:list>
      <text:h text:style-name="P146" text:outline-level="1"><text:bookmark-start text:name="__RefHeading__132_1122411165"/><text:bookmark-end text:name="__RefHeading__132_1122411165"/></text:h>
      <text:p text:style-name="P31"/>
      <text:p text:style-name="P31"/>
      <text:h text:style-name="P156" text:outline-level="1"><text:bookmark-start text:name="__RefHeading__134_1122411165"/>Operation &amp; Components<text:bookmark-end text:name="__RefHeading__134_1122411165"/></text:h>
      <text:h text:style-name="P178"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79"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2">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7631914365928133260" text:style-name="L5">
        <text:list-item>
          <text:p text:style-name="P167">local command line <text:span text:style-name="T82">(console or terminal)</text:span></text:p>
        </text:list-item>
        <text:list-item>
          <text:p text:style-name="P167"><text:bookmark-start text:name="__RefNumPara__3863_22343509"/>ANY graphical user interface<text:bookmark-end text:name="__RefNumPara__3863_22343509"/></text:p>
        </text:list-item>
        <text:list-item>
          <text:p text:style-name="P167">ANY third party application (like Flying-Probe-Test, In-Circuit-Test, …) via system calls.</text:p>
        </text:list-item>
        <text:list-item>
          <text:p text:style-name="P167">remotely via network (ssh, remote desktop, vnc, ...)</text:p>
        </text:list-item>
      </text:list>
      <text:p text:style-name="P62">The fact of individual executable files eases system updates and bug fixing. A malfunctioning executable can easily replaced instead of updating the whole system. </text:p>
      <text:p text:style-name="P62">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82">(see section </text:span><text:span text:style-name="T82"><text:bookmark-ref text:reference-format="number" text:ref-name="__RefHeading__140_1122411165">2.2.2</text:bookmark-ref></text:span><text:span text:style-name="T82">)</text:span>. </text:p>
      <text:h text:style-name="P195"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42">Git <text:s/></text:span><text:span text:style-name="T68">is possible.</text:span></text:p>
      <text:h text:style-name="P196" text:outline-level="3"><text:bookmark-start text:name="__RefHeading__140_1122411165"/>Graphical User Interface (GUI)<text:bookmark-end text:name="__RefHeading__140_1122411165"/></text:h>
      <text:p text:style-name="P44">For test program development <text:span text:style-name="T139">there is no graphical user interface. A</text:span>ll functions are available by launching an executable with dedicated arguments.</text:p>
      <text:p text:style-name="P44"><text:span text:style-name="T139">For deployment in an assembly line, for executing tests, there</text:span> is a lean GUI available. It is made for productive environment with the most essential widgets. <text:span text:style-name="T139">See section </text:span><text:span text:style-name="T139"><text:bookmark-ref text:reference-format="chapter" text:ref-name="__RefHeading__2442_1585782201">14</text:bookmark-ref></text:span><text:span text:style-name="T139"> </text:span><text:span text:style-name="T139"><text:bookmark-ref text:reference-format="text" text:ref-name="__RefHeading__2442_1585782201">Production Mode</text:bookmark-ref></text:span><text:span text:style-name="T139"> on page </text:span><text:span text:style-name="T139"><text:bookmark-ref text:reference-format="page" text:ref-name="__RefHeading__2442_1585782201">30</text:bookmark-ref></text:span><text:span text:style-name="T139"> for more.</text:span></text:p>
      <text:h text:style-name="P185"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2"/>
      <text:p text:style-name="P32"><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7"/>
      <text:p text:style-name="P37"><text:bookmark-start text:name="__RefHeading__144_1122411165"/><text:bookmark-end text:name="__RefHeading__144_1122411165"/></text:p>
      <text:h text:style-name="P147"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3"/>
      <text:h text:style-name="P147" text:outline-level="1"><text:bookmark-start text:name="__RefHeading__148_1122411165"/><text:soft-page-break/>Installation<text:bookmark-end text:name="__RefHeading__148_1122411165"/></text:h>
      <text:p text:style-name="P111"><text:span text:style-name="T37">In general, t</text:span><text:span text:style-name="T18">he system is shipped fully installed. The user does not have to worry about installation issues. </text:span><text:span text:style-name="T37">However, for evaluation the installation is as follows:</text:span></text:p>
      <text:list xml:id="list5191676959775392602" text:style-name="L6">
        <text:list-item>
          <text:p text:style-name="P168"><text:span text:style-name="T18">Make sure </text:span><text:span text:style-name="T85">gcc</text:span><text:span text:style-name="T18"> and </text:span><text:span text:style-name="T85">gnat</text:span><text:span text:style-name="T18"> </text:span><text:span text:style-name="T38">(C and Ada-Compiiler) </text:span><text:span text:style-name="T18">are installed.</text:span></text:p>
        </text:list-item>
        <text:list-item>
          <text:p text:style-name="P165">Create a directory where the following repositories will be cloned in.</text:p>
        </text:list-item>
        <text:list-item>
          <text:p text:style-name="P168"><text:span text:style-name="T18">Clone the M-1 repository from </text:span><text:a xlink:type="simple" xlink:href="https://github.com/Blunk-electronic/M-1.git">https://github.com/Blunk-electronic/M-1.git</text:a></text:p>
        </text:list-item>
        <text:list-item>
          <text:p text:style-name="P168"><text:span text:style-name="T18">Clone the required Ada libraries from </text:span><text:a xlink:type="simple" xlink:href="https://github.com/Blunk-electronic/lbr_ada.git">https://github.com/Blunk-electronic/lbr_ada.git</text:a></text:p>
        </text:list-item>
        <text:list-item>
          <text:p text:style-name="P165">Change into directory M-1 and run the install script install .</text:p>
        </text:list-item>
      </text:list>
      <text:p text:style-name="P43"/>
      <text:h text:style-name="P148"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4">You are highly welcome !</text:p>
      <text:p text:style-name="P33"/>
      <text:h text:style-name="P157" text:outline-level="1"><text:bookmark-start text:name="__RefHeading__152_1122411165"/><text:span text:style-name="T136">Test Development F</text:span>low<text:span text:style-name="T136">chart</text:span><text:bookmark-end text:name="__RefHeading__152_1122411165"/></text:h>
      <text:p text:style-name="P45"><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5"/>
      <text:p text:style-name="P36"><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0">(greyed box means: under construction)</text:span></text:p></draw:text-box></draw:frame></text:p>
      <text:h text:style-name="P186" text:outline-level="2"><text:bookmark-start text:name="__RefHeading__154_1122411165"/><text:span text:style-name="T1">Create Project </text:span><text:span text:style-name="T3">(create)</text:span><text:bookmark-end text:name="__RefHeading__154_1122411165"/></text:h>
      <text:p text:style-name="P63"><text:span text:style-name="T27">T</text:span><text:span text:style-name="T26">he first step is to create a project. </text:span><text:span text:style-name="T28">Open the console terminal and </text:span><text:span text:style-name="T26">launch the command:</text:span></text:p>
      <text:p text:style-name="P65"><draw:frame draw:style-name="fr4" draw:name="Frame1" text:anchor-type="paragraph" svg:x="0.0272in" svg:y="0.0791in" svg:width="6.5484in" draw:z-index="9"><draw:text-box fo:min-height="0.3264in"><text:p text:style-name="P64">luno@notebook1:~/tmp/bscan_projects&gt; bsmcl create my_project</text:p></draw:text-box></draw:frame></text:p>
      <text:p text:style-name="P51"/>
      <text:p text:style-name="P50"><text:span text:style-name="T26">It creates a directory </text:span><text:span text:style-name="T87">my_project</text:span><text:span text:style-name="T29"> </text:span><text:span text:style-name="T31">that contains the project structure of that project. Change into the directory </text:span><text:span text:style-name="T87">my_project</text:span><text:span text:style-name="T29"> </text:span><text:span text:style-name="T31">and have a look at its contents.</text:span></text:p>
      <text:h text:style-name="P180" text:outline-level="2"><text:bookmark-start text:name="__RefHeading__156_1122411165"/>Setup UUT Database<text:bookmark-end text:name="__RefHeading__156_1122411165"/></text:h>
      <text:p text:style-name="P73"><text:span text:style-name="T22">O</text:span><text:span text:style-name="T18">nce a project has been created, a bare UUT database is available. Its name is composed of the actual project name and the extension </text:span><text:span text:style-name="T85">.udb</text:span><text:span text:style-name="T18">. So the database of our example project </text:span><text:span text:style-name="T30">my_project</text:span><text:span text:style-name="T32"> is </text:span><text:span text:style-name="T86">myproject.udb</text:span><text:span text:style-name="T32">. </text:span></text:p>
      <text:p text:style-name="P73"><text:span text:style-name="T32">Open the database with a text editor and go to </text:span><text:span text:style-name="T86">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38"/>
      <text:p text:style-name="P38"><draw:frame draw:style-name="fr4" draw:name="Frame5" text:anchor-type="paragraph" svg:x="0.0272in" svg:y="0.0791in" svg:width="6.5484in" draw:z-index="12"><draw:text-box fo:min-height="0.3264in"><text:p text:style-name="P68"><text:s/>SubSection chain 1 </text:p><text:p text:style-name="P68"><text:s text:c="8"/>--UUT_TDI_1 / BSC_TDO_1 </text:p><text:p text:style-name="P68"><text:s text:c="8"/>--device, package, path to bsdl model, option [ remove_pin_prefix p ] </text:p><text:p text:style-name="P68"><text:s text:c="8"/>--NOTE 1: use lower case letters for package names </text:p><text:p text:style-name="P68"><text:s text:c="8"/>--NOTE 2: position 1 is closest to BSC TDO ! </text:p><text:p text:style-name="P68"><text:s text:c="8"/>--IC301 pc44 models/BSDL/xc9536_pc44.bsd </text:p><text:p text:style-name="P68"><text:s text:c="8"/>--UUT_TDO_1 / BSC_TDI_1 </text:p><text:p text:style-name="P68"><text:s/>EndSubSection </text:p><text:p text:style-name="Text">Text <text:sequence text:ref-name="refText0" text:name="Text" text:formula="ooow:Text+1" style:num-format="1">1</text:sequence>: UUT database SubSection chain</text:p></draw:text-box></draw:frame></text:p>
      <text:p text:style-name="P38"/>
      <text:p text:style-name="P38"/>
      <text:p text:style-name="P38"/>
      <text:p text:style-name="P38"/>
      <text:p text:style-name="P38"/>
      <text:p text:style-name="P38"/>
      <text:p text:style-name="P38"/>
      <text:p text:style-name="P39"/>
      <text:p text:style-name="P40"/>
      <text:p text:style-name="P42">This SubSection specifies the order of BICs in a particular scanpath, the package, the path to the BSDL model and some options.</text:p>
      <text:p text:style-name="P41"/>
      <text:p text:style-name="P41">Most of the following actions base on this configuration.</text:p>
      <text:h text:style-name="P187" text:outline-level="2"><text:bookmark-start text:name="__RefHeading__158_1122411165"/>Import BSDL-Files <text:span text:style-name="T4">(imp</text:span><text:span text:style-name="T14">ort_</text:span><text:span text:style-name="T4">bsdl)</text:span><text:bookmark-end text:name="__RefHeading__158_1122411165"/></text:h>
      <text:p text:style-name="P74"><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4">luno@notebook1:~/bscan_projects&gt; bsmcl imp<text:span text:style-name="T131">ort_</text:span>bsdl my_project.udb</text:p></draw:text-box></draw:frame><text:span text:style-name="T6">If everything runs smooth your database gets extended by </text:span><text:span text:style-name="T5">the </text:span><text:span text:style-name="T6">section </text:span><text:span text:style-name="T89">registers</text:span>. <text:span text:style-name="T103">This section basically contains the BSDL information, more or less syntax checked, for all BICs as specified in </text:span><text:span text:style-name="T103"><text:sequence-ref text:reference-format="category-and-value" text:ref-name="refText0">Text 1</text:sequence-ref></text:span><text:span text:style-name="T103"> page </text:span><text:span text:style-name="T103"><text:sequence-ref text:reference-format="page" text:ref-name="refText0">11</text:sequence-ref></text:span><text:span text:style-name="T103">. Read more on BSDL syntax in the IEEE1149.1 Standard, see reference </text:span><text:span text:style-name="T103"><text:bookmark-ref text:reference-format="number" text:ref-name="__RefNumPara__1053_1852079388">(4)</text:bookmark-ref></text:span><text:span text:style-name="T103">.</text:span></text:p>
      <text:p text:style-name="P75"><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81"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6"><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90">my_project </text:span><text:span text:style-name="T104">contains a sub folder named </text:span><text:span text:style-name="T93">cad </text:span><text:span text:style-name="T104">where you should copy net and partlists or where you can create symlinks to the acutal files.</text:span></text:p>
      <text:p text:style-name="P76">The command to import net and partlist requires specifying the format and the location of the netlist and partlist. If there is no partlist, just leave it off. Run the command from inside the project directory <text:span text:style-name="T88">my_project</text:span>:</text:p>
      <text:p text:style-name="P76"><draw:frame draw:style-name="fr4" draw:name="Frame7" text:anchor-type="paragraph" svg:x="-0.0346in" svg:y="0.0791in" svg:width="6.7634in" draw:z-index="14"><draw:text-box fo:min-height="0.3252in"><text:p text:style-name="P64">bsmcl imp<text:span text:style-name="T131">ort_cad</text:span> eagle6 cad/netlist.txt cad/partlist.txt</text:p></draw:text-box></draw:frame>For other netlist formats just type the command:</text:p>
      <text:p text:style-name="P76"><draw:frame draw:style-name="fr4" draw:name="Frame8" text:anchor-type="paragraph" svg:x="-0.0346in" svg:y="0.0791in" svg:width="6.7634in" draw:z-index="15"><draw:text-box fo:min-height="0.3252in"><text:p text:style-name="P64">bsmcl imp<text:span text:style-name="T132">ort_cad</text:span></text:p></draw:text-box></draw:frame>It outputs the formats currently supported. Since <text:span text:style-name="T42">System M-1 </text:span><text:span text:style-name="T68">is widely opensouce, you are invited and free to write your own netlist importer.</text:span></text:p>
      <text:p text:style-name="Text_20_body"><text:span text:style-name="T71">The outcome of the netlist import is a so called skeleton file, named </text:span><text:span text:style-name="T94">skeleton.txt</text:span>. <text:span text:style-name="T105">By its extension it's clear this is also an ASCII file. Just have a look at it with a text edtor. The skelton file contains the whole UUT netlist in a standardized format.</text:span></text:p>
      <text:p text:style-name="P77">As long as there is no skeleton file already in the projects root directoy, the netlist being imported is regarded as top module. <text:span text:style-name="T106">Whenever you are re-importing the netlist, the importer <text:s/>asks you whether you want to create or overwrite the skeleton. You may also decide whether it is to be imported as top module or sub module. </text:span>If you are working with <text:soft-page-break/>just a single board UUT <text:span text:style-name="T106">always import as top module. T</text:span>he foll<text:span text:style-name="T106">o</text:span>wing sections can safely be skipped <text:span text:style-name="T106">i</text:span>n this simple case. <text:span text:style-name="T106">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97" text:outline-level="3"><text:bookmark-start text:name="__RefHeading__1463_179349837"/>Top Module &amp; Sub Modules<text:bookmark-end text:name="__RefHeading__1463_179349837"/></text:h>
      <text:p text:style-name="Text_20_body"><text:span text:style-name="T106">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95">skeleton_X15.txt </text:span><text:span text:style-name="T106">. All parts and nets of the sub module are therein prefixed with </text:span><text:span text:style-name="T95">X15.</text:span><text:span text:style-name="T106"> So for example the resistor R5 in </text:span>submodule <text:span text:style-name="T96">X15 </text:span><text:span text:style-name="T107">gets renamed to <text:s/></text:span><text:span text:style-name="T96">X15_R5</text:span>. <text:span text:style-name="T108">The reason for prefixing parts and nets is that later the test generators will see all modules as one target. The only way to tell which parts and nets belong to which module is by giving the prefixes.</text:span></text:p>
      <text:p text:style-name="P78">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8">Next stop: Joining skeletons.</text:span></text:p>
      <text:h text:style-name="P198"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9"><draw:frame draw:style-name="fr4" draw:name="Frame9" text:anchor-type="paragraph" svg:x="-0.0346in" svg:y="0.0791in" svg:width="6.7634in" draw:z-index="16"><draw:text-box fo:min-height="0.3252in"><text:p text:style-name="P64">bsmcl <text:span text:style-name="T109">join_netlist skeleton_X15.txt</text:span></text:p></draw:text-box></draw:frame><text:span text:style-name="T8">It joins the sub module </text:span><text:span text:style-name="T91">X15 </text:span><text:span text:style-name="T109">with the top module skeleton. The result is a skeleton file that contains the nets and parts of both modules. This step can be repeated with other sub modules many times until all modules are joined in a single </text:span><text:span text:style-name="T97">skeleton.txt</text:span><text:span text:style-name="T96">.</text:span><text:span text:style-name="T8"> </text:span></text:p>
      <text:h text:style-name="P188" text:outline-level="2"><text:bookmark-start text:name="__RefHeading__164_1122411165"/><text:span text:style-name="T110">Make Nets </text:span><text:span text:style-name="T4">(mknets)</text:span><text:bookmark-end text:name="__RefHeading__164_1122411165"/></text:h>
      <text:p text:style-name="P80"><text:span text:style-name="T2">The designation </text:span><text:span text:style-name="T55">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4">bsmcl <text:span text:style-name="T109">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2">netlist</text:span><text:span text:style-name="T68">. </text:span><text:span text:style-name="T72">Have a look into the database, scroll to section </text:span><text:span text:style-name="T45">netlist</text:span><text:span text:style-name="T72"> and inspect the outcome:</text:span></text:p>
      <text:p text:style-name="P14"><text:span text:style-name="T72">E</text:span><text:span text:style-name="T68">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8">After the subsection header all parts connected to the net are listed with their name, part class (currently a placeholder '?'), package, value and pin name. </text:span><text:span text:style-name="T73">A BIC pin has more information, the so called </text:span><text:span text:style-name="T46">cell info</text:span><text:span text:style-name="T73">. </text:span><text:span text:style-name="T74">The </text:span><text:span text:style-name="T47">cell info </text:span><text:span text:style-name="T74">is derived from the information in section </text:span><text:span text:style-name="T47">registers</text:span><text:span text:style-name="T74">, which in turn was built from the specifications of the BSDL files (see </text:span><text:span text:style-name="T74"><text:bookmark-ref text:reference-format="chapter" text:ref-name="__RefHeading__158_1122411165">6.3</text:bookmark-ref></text:span><text:span text:style-name="T74"> </text:span><text:span text:style-name="T74"><text:bookmark-ref text:reference-format="text" text:ref-name="__RefHeading__158_1122411165">Import BSDL-Files (import_bsdl)</text:bookmark-ref></text:span><text:span text:style-name="T74"> page </text:span><text:span text:style-name="T74"><text:bookmark-ref text:reference-format="page" text:ref-name="__RefHeading__158_1122411165">12</text:bookmark-ref></text:span><text:span text:style-name="T74">).</text:span></text:p>
      <text:p text:style-name="P16"/>
      <text:p text:style-name="P81"><draw:frame draw:style-name="fr5" draw:name="Frame11" text:anchor-type="paragraph" svg:x="-0.1902in" svg:y="0.0799in" svg:width="7.2972in" draw:z-index="18"><draw:text-box fo:min-height="2.1193in"><text:p text:style-name="P71">SubSection SDA class PU </text:p><text:p text:style-name="P71">-- name class value package pin [port | in_cell: id type func safe | out_cell: id type func safe </text:p><text:p text:style-name="P71"><text:s text:c="2"/>RN300 '?' 8x1k8 SIL9 3 </text:p><text:p text:style-name="P71"><text:s text:c="2"/>R400 '?' 160 0207/10 1 </text:p><text:p text:style-name="P71"><text:s text:c="2"/>JP403 '?' MON2 2X20 6 </text:p><text:p text:style-name="P71"><text:s text:c="2"/>IC301 '?' XC9536 PLCC-S44 33 pb01_11 | 20 BC_1 INPUT X | 19 BC_1 OUTPUT3 X 18 0 Z </text:p><text:p text:style-name="P69"><text:s/>EndSubSection</text:p></draw:text-box></draw:frame><text:span text:style-name="T2">In this state of section </text:span><text:span text:style-name="T55">netlist </text:span><text:span text:style-name="T79">each net exists for itself, without any interconnections to other nets. The next step assists the user in adding interconnections.</text:span></text:p>
      <text:p text:style-name="P17"/>
      <text:h text:style-name="P189"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2">System M-1 </text:span><text:span text:style-name="T68">does not feature artificial intelligence, the user must declare parts that connect nets with each other.</text:span></text:p>
      <text:h text:style-name="P199" text:outline-level="3"><text:bookmark-start text:name="__RefHeading__168_1122411165"/>Edit mkoptions.conf<text:bookmark-end text:name="__RefHeading__168_1122411165"/></text:h>
      <text:p text:style-name="Text_20_body"><text:span text:style-name="T9">The text file </text:span><text:span text:style-name="T92">mkoptions.conf </text:span><text:span text:style-name="T111">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10"><draw:frame draw:style-name="fr5" draw:name="Frame12" text:anchor-type="paragraph" svg:x="-0.1902in" svg:y="0.0799in" svg:width="7.2972in" draw:z-index="19"><draw:text-box fo:min-height="2.1193in"><text:p text:style-name="P72">Section connectors </text:p><text:p text:style-name="P72"><text:s/>-- device A , device B </text:p><text:p text:style-name="P72"><text:s text:c="4"/>module_a_X1 module_b_X3 </text:p><text:p text:style-name="P72"><text:s text:c="4"/><text:span text:style-name="T112">module_c_J55 J1</text:span></text:p><text:p text:style-name="P72">EndSection </text:p><text:p text:style-name="P72"/><text:p text:style-name="P72">Section bridges </text:p><text:p text:style-name="P72"><text:s/>N* </text:p><text:p text:style-name="P72"><text:s/>RN302 array 1-2 3-4 5-6 7-8 -- wildcards do not work with RN </text:p><text:p text:style-name="P72">-- RN303 array 1-2 3-4 5-6 7-8 </text:p><text:p text:style-name="P72"><text:s/>R3* </text:p><text:p text:style-name="P72"><text:s/>R99 </text:p><text:p text:style-name="P72"><text:s/>module_a_R7 </text:p><text:p text:style-name="P70">EndSection</text:p><text:p text:style-name="Text">Text <text:sequence text:ref-name="refText1" text:name="Text" text:formula="ooow:Text+1" style:num-format="1">2</text:sequence>: mkoptions.conf</text:p></draw:text-box></draw:frame><text:span text:style-name="T111">As usual, comments start with double dash. There is a “section connectors” where you specify by which connector pair a module is connected with another module. Note the prefix that has been added to the actual part. In this example sub module </text:span><text:span text:style-name="T99">module_a</text:span><text:span text:style-name="T111"> has a connector </text:span><text:span text:style-name="T99">X1</text:span><text:span text:style-name="T111"> which mates with sub module </text:span><text:span text:style-name="T99">module_</text:span><text:span text:style-name="T98">b</text:span><text:span text:style-name="T111"> connector </text:span><text:span text:style-name="T99">X</text:span><text:span text:style-name="T98">3</text:span>. <text:span text:style-name="T112">Another connection is made by </text:span><text:span text:style-name="T99">module_</text:span><text:span text:style-name="T100">c</text:span><text:span text:style-name="T101">,</text:span><text:span text:style-name="T99"> </text:span><text:span text:style-name="T100">J55 </text:span><text:span text:style-name="T112">and </text:span><text:span text:style-name="T100">J1</text:span> <text:span text:style-name="T112">on the top module. Remember, the top module does not have prefixes.</text:span><text:span text:style-name="T99"> </text:span><text:span text:style-name="T112">The assumption is that the pins meet each other one-to-one, which is usually the case with board-to-board headers an the like. </text:span></text:p>
      <text:p text:style-name="P82">Section “bridges” contains parts that act like a bridge between two nets. <text:span text:style-name="T113">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3">A special case are arrays. Mostly we deal with resistor arrays. Specify the array name, followed by the keyword </text:span><text:span text:style-name="T101">array </text:span><text:span text:style-name="T65">and the pins where the internal resistors are tied with.</text:span></text:p>
      <text:h text:style-name="Heading_20_3" text:outline-level="3"><text:bookmark-start text:name="__RefHeading__1821_778718733"/><text:soft-page-break/><text:s/><text:span text:style-name="T114">Generate Options File</text:span><text:bookmark-end text:name="__RefHeading__1821_778718733"/></text:h>
      <text:p text:style-name="Text_20_body"><text:span text:style-name="T114">After editing </text:span><text:span text:style-name="T102">mkoptions.conf </text:span><text:span text:style-name="T114">run the command:</text:span></text:p>
      <text:p text:style-name="Text_20_body"><draw:frame draw:style-name="fr4" draw:name="Frame13" text:anchor-type="paragraph" svg:x="-0.0346in" svg:y="0.0791in" svg:width="6.7634in" draw:z-index="20"><draw:text-box fo:min-height="0.3252in"><text:p text:style-name="P64">bsmcl <text:span text:style-name="T109">mkoptions my_project.udb</text:span></text:p></draw:text-box></draw:frame><text:span text:style-name="T114">The outcome is a so called options file, ending in *.opt, ASCII based of course, that contains the full net list of your UUT including all the interconnections you just specified in </text:span><text:span text:style-name="T102">mkoptions.conf. </text:span><text:span text:style-name="T66">By</text:span> default <text:span text:style-name="T115">the options file has the same name as the UUT database. Optionally, the name can be specified as</text:span></text:p>
      <text:p text:style-name="P83"><draw:frame draw:style-name="fr4" draw:name="Frame14" text:anchor-type="paragraph" svg:x="-0.0346in" svg:y="0.0791in" svg:width="6.7634in" draw:z-index="21"><draw:text-box fo:min-height="0.3252in"><text:p text:style-name="P64">bsmcl <text:span text:style-name="T109">mkoptions my_project.udb another_options_file.opt</text:span></text:p></draw:text-box></draw:frame></text:p>
      <text:h text:style-name="P201" text:outline-level="3"><text:bookmark-start text:name="__RefHeading__2019_508127740"/>Routing Table<text:bookmark-end text:name="__RefHeading__2019_508127740"/></text:h>
      <text:p text:style-name="P84">As a byproduct, the interconnections are written in a CSV file that has the same name as the UUT database. So if you open <text:span text:style-name="T84">my_project.csv</text:span> with a spreadsheet software the routing from one net to the other can be seen.</text:p>
      <text:h text:style-name="P201" text:outline-level="3"><text:bookmark-start text:name="__RefHeading__2021_508127740"/>Options File Structure<text:bookmark-end text:name="__RefHeading__2021_508127740"/></text:h>
      <text:p text:style-name="P84">The structure of the options file is as follows:</text:p>
      <text:p text:style-name="P84">- statistics about bridges, arrays and net count</text:p>
      <text:p text:style-name="P84">- net list with primary and secondary nets</text:p>
      <text:p text:style-name="P84"><text:span text:style-name="T42">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16">to their superordinated primary net </text:span>during test execution.</text:p>
      <text:h text:style-name="P210" text:outline-level="4"><text:bookmark-start text:name="__RefHeading__1923_926311979"/>Editing the Options File<text:bookmark-end text:name="__RefHeading__1923_926311979"/></text:h>
      <text:p text:style-name="P84">Since the options file reflects the whole UUT (including net interconnections and dependencies) you are now requested to edit the net classes. By default all nets are in class NA, which means “not assigned”. <text:span text:style-name="T116">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5">Available net classes are: </text:p>
      <text:list xml:id="list2572759865538135238" text:style-name="L7">
        <text:list-item>
          <text:p text:style-name="P169">NA (not assigned) → net completely excluded from test generation (default)</text:p>
        </text:list-item>
        <text:list-item>
          <text:p text:style-name="P170">NR (no restriction) → net can be tested without any restriction </text:p>
        </text:list-item>
        <text:list-item>
          <text:p text:style-name="P169">PU (pull-up) → net has pull-up behavior</text:p>
        </text:list-item>
        <text:list-item>
          <text:p text:style-name="P169"><text:soft-page-break/>PD (pull-down) → net has pull-down behavior</text:p>
        </text:list-item>
        <text:list-item>
          <text:p text:style-name="P169">DH (drive-high) → net is to be driven permanently high (if scan capable driver available)</text:p>
        </text:list-item>
        <text:list-item>
          <text:p text:style-name="P169">DL (drive-low) → net is to be driven permanently low (if scan capable driver available)</text:p>
        </text:list-item>
        <text:list-item>
          <text:p text:style-name="P169">EH (expect high) → net is expected to be high (by whatever source)</text:p>
        </text:list-item>
        <text:list-item>
          <text:p text:style-name="P169">EL (expect low) → net is expected to be low (by whatever source)</text:p>
        </text:list-item>
      </text:list>
      <text:p text:style-name="P84"/>
      <text:p text:style-name="P97"/>
      <text:h text:style-name="P190" text:outline-level="2"><text:bookmark-start text:name="__RefHeading__170_1122411165"/>Check Primary/Secondary Nets and Net Classes <text:span text:style-name="T2">(chkpsn)</text:span><text:bookmark-end text:name="__RefHeading__170_1122411165"/></text:h>
      <text:p text:style-name="P86">Chkpsn<text:span text:style-name="T68"> checks if primary and secondary net dependencies and net classes are correct. Whenever you feel it is good to check if the settings you made in the options file, run the command</text:span></text:p>
      <text:p text:style-name="P58"><draw:frame draw:style-name="fr4" draw:name="Frame15" text:anchor-type="paragraph" svg:x="-0.0346in" svg:y="0.0791in" svg:width="6.7634in" draw:z-index="22"><draw:text-box fo:min-height="0.3252in"><text:p text:style-name="P64">bsmcl <text:span text:style-name="T109">ckpsn my_project.udb</text:span></text:p></draw:text-box></draw:frame><text:span text:style-name="T133">It reads the options file (same name as the database but with extension *.opt). </text:span>If your <text:span text:style-name="T133">options </text:span>settings are correct and acceptable, they are imported into the UUT database. This command can be repeated any time in order to release more nets to the test generation.</text:p>
      <text:p text:style-name="P60">It is a good and safe approach to release on net, generate a test, see the result and release the next net to the test generators.</text:p>
      <text:p text:style-name="P60"/>
      <text:p text:style-name="P61">Note: Currently, the routing table, generated by <text:span text:style-name="T42">mkoptions</text:span> does not get updated with the manually added primary-secondary net dependencies (see section <text:bookmark-ref text:reference-format="number" text:ref-name="__RefHeading__1923_926311979">6.6.4.1</text:bookmark-ref>).</text:p>
      <text:p text:style-name="P58"/>
      <text:h text:style-name="P191"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2">sequence file</text:span><text:span text:style-name="T68">. It is ASCII based, </text:span><text:span text:style-name="T76">can be regarded as programming language</text:span><text:span text:style-name="T68"> and can be modified for fine tuning. Mostly it can be compiled right away by launching the compiler </text:span><text:span text:style-name="T42">compseq </text:span><text:span text:style-name="T75">(see section </text:span><text:span text:style-name="T75"><text:bookmark-ref text:reference-format="number" text:ref-name="__RefHeading__1823_778718733">7</text:bookmark-ref></text:span><text:span text:style-name="T75"> </text:span><text:span text:style-name="T75"><text:bookmark-ref text:reference-format="text" text:ref-name="__RefHeading__1823_778718733">Compiling Tests</text:bookmark-ref></text:span><text:span text:style-name="T75"> on page </text:span><text:span text:style-name="T75"><text:bookmark-ref text:reference-format="page" text:ref-name="__RefHeading__1823_778718733">25</text:bookmark-ref></text:span><text:span text:style-name="T75">)</text:span><text:span text:style-name="T42">.</text:span></text:p>
      <text:p text:style-name="P87"/>
      <text:h text:style-name="P202" text:outline-level="3"><text:bookmark-start text:name="__RefHeading__174_1122411165"/><text:bookmark-start text:name="__RefNumPara__1095_1852079388"/><text:span text:style-name="T15">Scanpath </text:span><text:span text:style-name="T2">(infrastructure)</text:span><text:bookmark-end text:name="__RefHeading__174_1122411165"/><text:bookmark-end text:name="__RefNumPara__1095_1852079388"/></text:h>
      <text:p text:style-name="P88"><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9"><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8">auto-</text:span>generate a scanpath test:</text:p>
      <text:p text:style-name="P20"><draw:frame draw:style-name="fr4" draw:name="Frame16" text:anchor-type="paragraph" svg:x="-0.0346in" svg:y="0.0791in" svg:width="6.7634in" draw:z-index="23"><draw:text-box fo:min-height="0.3252in"><text:p text:style-name="P64">bsmcl <text:span text:style-name="T109">generate my_project.udb infrastructure my_infra_test</text:span></text:p></draw:text-box></draw:frame></text:p>
      <text:p text:style-name="P26"/>
      <text:h text:style-name="P206" text:outline-level="3"><text:bookmark-start text:name="__RefHeading__176_1122411165"/><text:span text:style-name="T15">Interconnection </text:span><text:span text:style-name="T2">(intercon)</text:span><text:bookmark-end text:name="__RefHeading__176_1122411165"/></text:h>
      <text:p text:style-name="P89"><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20">we refer to it as BIC,</text:span> on your UUT you can do a lot of testing, even if there is no other <text:span text:style-name="T120">BIC</text:span> to exchange <text:span text:style-name="T120">data </text:span>with. With a solitary <text:span text:style-name="T120">B</text:span>IC you can drive peripheral components, read inputs from non-scan ICs or units, test shorts between pins, test pull-resistors. The test coverage <text:span text:style-name="T120">ranges from </text:span>light to moderate.</text:p>
      <text:p text:style-name="P22">Things get better if there are other <text:span text:style-name="T120">BICs</text:span> on the board, because more interconnections can be tested.</text:p>
      <text:p text:style-name="P21">Run this command in order to <text:span text:style-name="T118">auto-</text:span>generate a<text:span text:style-name="T120">n interconnect ion </text:span>test:</text:p>
      <text:p text:style-name="P21"><draw:frame draw:style-name="fr4" draw:name="Frame17" text:anchor-type="paragraph" svg:x="-0.0346in" svg:y="0.0791in" svg:width="6.7634in" draw:z-index="24"><draw:text-box fo:min-height="0.3252in"><text:p text:style-name="P64">bsmcl <text:span text:style-name="T109">generate my_project.udb interconnect my_interconnect_test</text:span></text:p></draw:text-box></draw:frame></text:p>
      <text:p text:style-name="P91">CAUTION: The Interconnection test is intrusive !</text:p>
      <text:p text:style-name="P91"/>
      <text:h text:style-name="P202"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55">System M-1 </text:span><text:span text:style-name="T79">uses ASCII based text files wherein the device behavior is described. On </text:span><text:span text:style-name="T80">automated </text:span><text:span text:style-name="T79">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6">bsmcl generate mmu.udb memconnect my_ram_test IC2 models/U256.txt SO28</text:p></draw:text-box></draw:frame>CAUTION: The memory interconnections test is intrusive !</text:p>
      <text:h text:style-name="P207"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8">auto-</text:span>generate a test that samples a clock signal, parameters like <text:span text:style-name="T117">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7">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174">NOTE: If a clock test is generated based on a database with DH or DL nets, it is going to <text:span text:style-name="T15">fail</text:span> when executed. Static driven nets of class DH or DL require <text:span text:style-name="T15">intrusive </text:span>mode (using the <text:span text:style-name="T42">extest</text:span> instruction).</text:p>
      <text:h text:style-name="P200" text:outline-level="3"><text:bookmark-start text:name="__RefHeading__182_1122411165"/>Toggle<text:bookmark-end text:name="__RefHeading__182_1122411165"/></text:h>
      <text:p text:style-name="P59">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8">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7">bsmcl generate mmu.udb toggle my_osc_test OSC 10 0.1 0.2</text:p></draw:text-box></draw:frame>The example shown here makes the net “OSC” toggle 10 times with a low-time of 0.1 and a high-time of 0.2 seconds.</text:p>
      <text:p text:style-name="P91">CAUTION: The toggle test is intrusive !</text:p>
      <text:h text:style-name="P208"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84">*.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209" text:outline-level="3"><text:bookmark-start text:name="__RefHeading__1933_1900818212"/>Sequence Instruction Set<text:bookmark-end text:name="__RefHeading__1933_1900818212"/></text:h>
      <text:p text:style-name="P92"/>
      <table:table table:name="Table1" table:style-name="Table1">
        <table:table-column table:style-name="Table1.A" table:number-columns-repeated="3"/>
        <table:table-header-rows>
          <text:soft-page-break/>
          <table:table-row>
            <table:table-cell table:style-name="Table1.A1" office:value-type="string">
              <text:p text:style-name="P130">Instruction</text:p>
            </table:table-cell>
            <table:table-cell table:style-name="Table1.A1" office:value-type="string">
              <text:p text:style-name="P130">Example</text:p>
            </table:table-cell>
            <table:table-cell table:style-name="Table1.C1" office:value-type="string">
              <text:p text:style-name="P131">Meaning</text:p>
            </table:table-cell>
          </table:table-row>
        </table:table-header-rows>
        <table:table-row>
          <table:table-cell table:style-name="Table1.A2" office:value-type="string">
            <text:p text:style-name="P126">connect</text:p>
          </table:table-cell>
          <table:table-cell table:style-name="Table1.A2" office:value-type="string">
            <text:p text:style-name="P125">connect port 1</text:p>
          </table:table-cell>
          <table:table-cell table:style-name="Table1.C2" office:value-type="string">
            <text:p text:style-name="P128">connects the scanport with the UUT</text:p>
          </table:table-cell>
        </table:table-row>
        <table:table-row>
          <table:table-cell table:style-name="Table1.A2" office:value-type="string">
            <text:p text:style-name="P126">disconnect</text:p>
          </table:table-cell>
          <table:table-cell table:style-name="Table1.A2" office:value-type="string">
            <text:p text:style-name="P125">disconnect port 1</text:p>
          </table:table-cell>
          <table:table-cell table:style-name="Table1.C2" office:value-type="string">
            <text:p text:style-name="P128">disconnects the scanport from the UUT</text:p>
          </table:table-cell>
        </table:table-row>
        <table:table-row>
          <table:table-cell table:style-name="Table1.A2" office:value-type="string">
            <text:p text:style-name="P126"/>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6">power up</text:p>
          </table:table-cell>
          <table:table-cell table:style-name="Table1.A2" office:value-type="string">
            <text:p text:style-name="P126">power up 2</text:p>
          </table:table-cell>
          <table:table-cell table:style-name="Table1.C2" office:value-type="string">
            <text:p text:style-name="P128">connects power channel</text:p>
          </table:table-cell>
        </table:table-row>
        <table:table-row>
          <table:table-cell table:style-name="Table1.A2" office:value-type="string">
            <text:p text:style-name="P126">power down</text:p>
          </table:table-cell>
          <table:table-cell table:style-name="Table1.A2" office:value-type="string">
            <text:p text:style-name="P126">power down 2</text:p>
          </table:table-cell>
          <table:table-cell table:style-name="Table1.C2" office:value-type="string">
            <text:p text:style-name="P128">disconnects power channel</text:p>
          </table:table-cell>
        </table:table-row>
        <table:table-row>
          <table:table-cell table:style-name="Table1.A2" office:value-type="string">
            <text:p text:style-name="P126"/>
          </table:table-cell>
          <table:table-cell table:style-name="Table1.A2" office:value-type="string">
            <text:p text:style-name="P126">power up gnd</text:p>
          </table:table-cell>
          <table:table-cell table:style-name="Table1.C2" office:value-type="string">
            <text:p text:style-name="P128">connects power channel GND (no current sensing)</text:p>
          </table:table-cell>
        </table:table-row>
        <table:table-row>
          <table:table-cell table:style-name="Table1.A2" office:value-type="string">
            <text:p text:style-name="P126"/>
          </table:table-cell>
          <table:table-cell table:style-name="Table1.A2" office:value-type="string">
            <text:p text:style-name="P126">power down all</text:p>
          </table:table-cell>
          <table:table-cell table:style-name="Table1.C2" office:value-type="string">
            <text:p text:style-name="P128">disconnects all power channels</text:p>
          </table:table-cell>
        </table:table-row>
        <table:table-row>
          <table:table-cell table:style-name="Table1.A2" office:value-type="string">
            <text:p text:style-name="P126">imax</text:p>
          </table:table-cell>
          <table:table-cell table:style-name="Table1.A2" office:value-type="string">
            <text:p text:style-name="P126">imax 1 0.2 timeout 2</text:p>
          </table:table-cell>
          <table:table-cell table:style-name="Table1.C2" office:value-type="string">
            <text:p text:style-name="P128">sets maximum current of power channel 1 to 0.2A with a timeout of 2 seconds</text:p>
          </table:table-cell>
        </table:table-row>
        <table:table-row>
          <table:table-cell table:style-name="Table1.A2" office:value-type="string">
            <text:p text:style-name="P126">delay</text:p>
          </table:table-cell>
          <table:table-cell table:style-name="Table1.A2" office:value-type="string">
            <text:p text:style-name="P126">delay 0.5</text:p>
          </table:table-cell>
          <table:table-cell table:style-name="Table1.C2" office:value-type="string">
            <text:p text:style-name="P128">pauses for 0.5 seconds</text:p>
          </table:table-cell>
        </table:table-row>
        <table:table-row>
          <table:table-cell table:style-name="Table1.A2" office:value-type="string">
            <text:p text:style-name="P126">set</text:p>
          </table:table-cell>
          <table:table-cell table:style-name="Table1.A2" office:value-type="string">
            <text:p text:style-name="P126">set IC1 drv boundary 4=0</text:p>
          </table:table-cell>
          <table:table-cell table:style-name="Table1.C2" office:value-type="string">
            <text:p text:style-name="P128">assigns boundary register cell 4 the drive value 0</text:p>
          </table:table-cell>
        </table:table-row>
        <table:table-row>
          <table:table-cell table:style-name="Table1.A2" office:value-type="string">
            <text:p text:style-name="P128">set</text:p>
          </table:table-cell>
          <table:table-cell table:style-name="Table1.A2" office:value-type="string">
            <text:p text:style-name="P128">set IC1 exp boundary 5=1</text:p>
          </table:table-cell>
          <table:table-cell table:style-name="Table1.C2" office:value-type="string">
            <text:p text:style-name="P128">assigns boundary register cell 5 the expect value 1</text:p>
          </table:table-cell>
        </table:table-row>
        <table:table-row>
          <table:table-cell table:style-name="Table1.A2" office:value-type="string">
            <text:p text:style-name="P126">sir</text:p>
          </table:table-cell>
          <table:table-cell table:style-name="Table1.A2" office:value-type="string">
            <text:p text:style-name="P126">sir id 4</text:p>
          </table:table-cell>
          <table:table-cell table:style-name="Table1.C2" office:value-type="string">
            <text:p text:style-name="P128">instruction scan with id 4</text:p>
          </table:table-cell>
        </table:table-row>
        <table:table-row>
          <table:table-cell table:style-name="Table1.A2" office:value-type="string">
            <text:p text:style-name="P126">sdr</text:p>
          </table:table-cell>
          <table:table-cell table:style-name="Table1.A2" office:value-type="string">
            <text:p text:style-name="P126">sdr id 5</text:p>
          </table:table-cell>
          <table:table-cell table:style-name="Table1.C2" office:value-type="string">
            <text:p text:style-name="P128">data scan with id 5</text:p>
          </table:table-cell>
        </table:table-row>
        <table:table-row>
          <table:table-cell table:style-name="Table1.A2" office:value-type="string">
            <text:p text:style-name="P124"/>
          </table:table-cell>
          <table:table-cell table:style-name="Table1.A2" office:value-type="string">
            <text:p text:style-name="P127">sdr id 5 <text:span text:style-name="T134">option retry 5 delay 1</text:span></text:p>
          </table:table-cell>
          <table:table-cell table:style-name="Table1.C2" office:value-type="string">
            <text:p text:style-name="P128">data scan with id 5, a retry count of 5 with an intermediate delay of 1sec.</text:p>
          </table:table-cell>
        </table:table-row>
        <table:table-row>
          <table:table-cell table:style-name="Table1.A2" office:value-type="string">
            <text:p text:style-name="P126">trst</text:p>
          </table:table-cell>
          <table:table-cell table:style-name="Table1.A2" office:value-type="string">
            <text:p text:style-name="P126">trst</text:p>
          </table:table-cell>
          <table:table-cell table:style-name="Table1.C2" office:value-type="string">
            <text:p text:style-name="P128">testbus reset (both hard and soft)</text:p>
          </table:table-cell>
        </table:table-row>
        <table:table-row>
          <table:table-cell table:style-name="Table1.A2" office:value-type="string">
            <text:p text:style-name="P126">htrst</text:p>
          </table:table-cell>
          <table:table-cell table:style-name="Table1.A2" office:value-type="string">
            <text:p text:style-name="P126">htrst</text:p>
          </table:table-cell>
          <table:table-cell table:style-name="Table1.C2" office:value-type="string">
            <text:p text:style-name="P128">hard testbus reset</text:p>
          </table:table-cell>
        </table:table-row>
        <table:table-row>
          <table:table-cell table:style-name="Table1.A2" office:value-type="string">
            <text:p text:style-name="P126">strst</text:p>
          </table:table-cell>
          <table:table-cell table:style-name="Table1.A2" office:value-type="string">
            <text:p text:style-name="P126">strst</text:p>
          </table:table-cell>
          <table:table-cell table:style-name="Table1.C2" office:value-type="string">
            <text:p text:style-name="P128">soft testbus reset</text:p>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
      <text:p text:style-name="Table">Table <text:sequence text:ref-name="refTable0" text:name="Table" text:formula="ooow:Table+1" style:num-format="1">1</text:sequence>: Short Reference Sequence Instruction Set</text:p>
      <text:p text:style-name="P92"/>
      <text:p text:style-name="P25"/>
      <text:h text:style-name="P149" text:outline-level="1"><text:bookmark-start text:name="__RefHeading__1823_778718733"/><text:soft-page-break/>Compiling Tests<text:bookmark-end text:name="__RefHeading__1823_778718733"/></text:h>
      <text:p text:style-name="P94">Every sequence file need to be compiled in order to make an executable binary file. The executable binary file extension is <text:span text:style-name="T84">*.vec</text:span>. This file is the only non ASCII file within the UUT directory. When launching the compiler <text:span text:style-name="T42">compseq </text:span><text:span text:style-name="T68">you must specify the database the test was generated on and the test itself.</text:span></text:p>
      <text:p text:style-name="P55"><draw:frame draw:style-name="fr4" draw:name="Frame21" text:anchor-type="paragraph" svg:x="-0.2in" svg:y="0.0791in" svg:width="7.1453in" draw:z-index="28"><draw:text-box fo:min-height="0.339in"><text:p text:style-name="P67">bsmcl compile mmu.udb my_osc_test</text:p></draw:text-box></draw:frame></text:p>
      <text:h text:style-name="P150" text:outline-level="1"><text:bookmark-start text:name="__RefHeading__1959_958804457"/>Loading Tests<text:bookmark-end text:name="__RefHeading__1959_958804457"/></text:h>
      <text:p text:style-name="Text_20_body"><text:span text:style-name="T68">After compilation the binary must be uploaded into the Boundary Scan Controller. See the foll</text:span><text:span text:style-name="T77">o</text:span><text:span text:style-name="T68">wing example.</text:span></text:p>
      <text:p text:style-name="P55"><draw:frame draw:style-name="fr4" draw:name="Frame22" text:anchor-type="paragraph" svg:x="-0.2in" svg:y="0.0791in" svg:width="7.1453in" draw:z-index="29"><draw:text-box fo:min-height="0.339in"><text:p text:style-name="P67">bsmcl load my_osc_test</text:p></draw:text-box></draw:frame>You can upload as many binaries as you want until the controller RAM is full. </text:p>
      <text:p text:style-name="P55">NOTE: Each time a test is re-compiled, it must be uploaded again.</text:p>
      <text:p text:style-name="P55"/>
      <text:h text:style-name="P158"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7">bsmcl run my_osc_test</text:p></draw:text-box></draw:frame></text:p>
      <text:p text:style-name="P96">If faults are detected, a report is displayed in your terminal. The test report <text:span text:style-name="T119">shows</text:span> the faulty pin or net <text:span text:style-name="T119">of the UUT.</text:span></text:p>
      <text:h text:style-name="P182" text:outline-level="2"><text:bookmark-start text:name="__RefHeading__2113_1434436154"/>Single Step Execution<text:bookmark-end text:name="__RefHeading__2113_1434436154"/></text:h>
      <text:p text:style-name="P108">If the step width is provided on launching a test, the test halts after every step.</text:p>
      <text:h text:style-name="P203" text:outline-level="3"><text:bookmark-start text:name="__RefHeading__2354_186387527"/>Step Width SXR<text:bookmark-end text:name="__RefHeading__2354_186387527"/></text:h>
      <text:p text:style-name="P109">SXR stands for either a data scan or an instruction scan. So SIR means instruction scan whereas SDR means data scan. The example</text:p>
      <text:p text:style-name="P109"><draw:frame draw:style-name="fr4" draw:name="Frame24" text:anchor-type="paragraph" svg:x="-0.2in" svg:y="0.0791in" svg:width="7.1453in" draw:z-index="31"><draw:text-box fo:min-height="0.339in"><text:p text:style-name="P67">bsmcl run my_osc_test <text:span text:style-name="T121">sxr</text:span></text:p></draw:text-box></draw:frame>causes the test to halt right after every data or instruction scan.</text:p>
      <text:p text:style-name="P99"><text:span text:style-name="T130">When halted the TAP-machines of the UUT assume </text:span>the end-state <text:span text:style-name="T125">(with TCK cleared) as specified in section info of a test sequence file.</text:span></text:p>
      <text:h text:style-name="P203" text:outline-level="3"><text:bookmark-start text:name="__RefHeading__2356_186387527"/>Step Width TCK<text:bookmark-end text:name="__RefHeading__2356_186387527"/></text:h>
      <text:p text:style-name="P109">TCK means Test Clock. If a test is executed with this step width, it is halted after each change of the TCK signal.</text:p>
      <text:p text:style-name="P103">While shifting, this might be helpful:</text:p>
      <text:p text:style-name="P98">BP <text:span text:style-name="T123">(bits processed, one-based) </text:span>increments when a TCK cycle is finished. A TCK cycle starts with a HL-edge (all TDOs and TMSs change) and ends with a LH-edge (all TDIs and TMSs are sampled). <text:span text:style-name="T122">So BP increments on every LH-edge of TCK. While shifting, a bit is regarded as “processed” when the TCK cycle finishes.</text:span></text:p>
      <text:p text:style-name="P100"><draw:frame draw:style-name="fr4" draw:name="Frame25" text:anchor-type="paragraph" svg:x="-0.2in" svg:y="0.0791in" svg:width="7.1453in" draw:z-index="32"><draw:text-box fo:min-height="0.339in"><text:p text:style-name="P67">bsmcl run my_osc_test <text:span text:style-name="T121">tck</text:span></text:p></draw:text-box></draw:frame></text:p>
      <text:p text:style-name="P100"/>
      <text:p text:style-name="P100"/>
      <text:h text:style-name="P192" text:outline-level="2"><text:bookmark-start text:name="__RefHeading__2115_1434436154"/>Breakpoints<text:bookmark-end text:name="__RefHeading__2115_1434436154"/></text:h>
      <text:p text:style-name="P107">In general, breakpoints allow the user to halt a program at a well defined position in order to investigate the state of the machine, to find faults, to take measurements and so on.</text:p>
      <text:h text:style-name="P204" text:outline-level="3"><text:bookmark-start text:name="__RefHeading__2117_1434436154"/>Setting the Breakpoint<text:bookmark-end text:name="__RefHeading__2117_1434436154"/></text:h>
      <text:p text:style-name="P101">A breakpoint is set by specifying the sxr ID followed by the bit position<text:span text:style-name="T123">(one-based)</text:span> to halt at. <text:span text:style-name="T124">The bit position to halt at is optionally. If left off, the execution just halts after the specified sxr in its end-state (TCK cleared). See following example:</text:span></text:p>
      <text:p text:style-name="P107"><draw:frame draw:style-name="fr4" draw:name="Frame28" text:anchor-type="paragraph" svg:x="-0.2in" svg:y="0.0791in" svg:width="7.1453in" draw:z-index="34"><draw:text-box fo:min-height="0.339in"><text:p text:style-name="P67">bsmcl <text:span text:style-name="T121">break</text:span> <text:span text:style-name="T121">6</text:span></text:p></draw:text-box></draw:frame>If the test execution is to halt after a certain bit position, see the next example:</text:p>
      <text:p text:style-name="P102"><draw:frame draw:style-name="fr4" draw:name="Frame26" text:anchor-type="paragraph" svg:x="-0.2in" svg:y="0.0791in" svg:width="7.1453in" draw:z-index="33"><draw:text-box fo:min-height="0.339in"><text:p text:style-name="P67">bsmcl <text:span text:style-name="T121">break</text:span> <text:span text:style-name="T121">6</text:span> <text:span text:style-name="T121">217</text:span></text:p></draw:text-box></draw:frame></text:p>
      <text:p text:style-name="P102">The breakpoint is not <text:span text:style-name="T126">related or </text:span>bound to any particular test. Execution halts whenever any test has <text:span text:style-name="T127">proces</text:span>s<text:span text:style-name="T127">ed </text:span>the specified sxr and<text:span text:style-name="T127"> bit</text:span> p<text:span text:style-name="T127">osition.</text:span></text:p>
      <text:p text:style-name="P104">Currently only one breakpoint can be set.</text:p>
      <text:p text:style-name="P104"/>
      <text:h text:style-name="P205" text:outline-level="3"><text:bookmark-start text:name="__RefHeading__2119_1434436154"/>Clearing the Breakpoint<text:bookmark-end text:name="__RefHeading__2119_1434436154"/></text:h>
      <text:p text:style-name="P106"><text:span text:style-name="T129">T</text:span><text:span text:style-name="T128">o delete the breakpoint just do:</text:span></text:p>
      <text:p text:style-name="P104"><draw:frame draw:style-name="fr4" draw:name="Frame27" text:anchor-type="paragraph" svg:x="-0.2in" svg:y="0.0791in" svg:width="7.1453in" draw:z-index="35"><draw:text-box fo:min-height="0.339in"><text:p text:style-name="P67">bsmcl <text:span text:style-name="T121">break</text:span> <text:span text:style-name="T124">0</text:span></text:p></draw:text-box></draw:frame></text:p>
      <text:p text:style-name="P112">The test execution will not halt at a any position any more.</text:p>
      <text:h text:style-name="P193" text:outline-level="2"><text:bookmark-start text:name="__RefHeading__2043_958804457"/>Autonomous BSC Operation<text:bookmark-end text:name="__RefHeading__2043_958804457"/></text:h>
      <text:p text:style-name="P105">For fast GO/NOGO testing just press the green START button at the BSC front panel. The last test executed via terminal, get started this way. The green or red front panel LEDs indicated a PASS or FAIL result.</text:p>
      <text:p text:style-name="P105"/>
      <text:h text:style-name="P151" text:outline-level="1"><text:bookmark-start text:name="__RefHeading__2407_2043094945"/>Query Database Item<text:bookmark-end text:name="__RefHeading__2407_2043094945"/></text:h>
      <text:p text:style-name="P112">Frequently during test program setup, <text:span text:style-name="T137">properties of certain items like a net, a boundary scan IC must be inquired for. Especially so called “shared control cell conflicts” required detailled information about the affected control cell. </text:span></text:p>
      <text:p text:style-name="P114">The module <text:span text:style-name="T42">udbinfo</text:span> serves this need and keeps you from getting lost among schematics, assembly drawings, netlists and BSDL files.</text:p>
      <text:h text:style-name="Heading_20_2" text:outline-level="2"><text:bookmark-start text:name="__RefHeading__2577_1694360258"/><text:s/><text:span text:style-name="T137">Nets</text:span><text:bookmark-end text:name="__RefHeading__2577_1694360258"/></text:h>
      <text:p text:style-name="P114">For example if you need detailed information about the net ADR15 type the following command:</text:p>
      <text:p text:style-name="P113"><draw:frame draw:style-name="fr4" draw:name="Frame29" text:anchor-type="paragraph" svg:x="-0.2in" svg:y="0.0791in" svg:width="7.1453in" draw:z-index="36"><draw:text-box fo:min-height="0.339in"><text:p text:style-name="P67">bsmcl <text:span text:style-name="T135">udbinfo my_database.udb net ADR15</text:span></text:p></draw:text-box></draw:frame></text:p>
      <text:h text:style-name="P183" text:outline-level="2"><text:bookmark-start text:name="__RefHeading__2579_1694360258"/>Boundary Scan ICs (BICs)<text:bookmark-end text:name="__RefHeading__2579_1694360258"/></text:h>
      <text:p text:style-name="P114">To obtain properties of an IC like IC303 do:</text:p>
      <text:p text:style-name="P113"><draw:frame draw:style-name="fr4" draw:name="Frame30" text:anchor-type="paragraph" svg:x="-0.2in" svg:y="0.0791in" svg:width="7.1453in" draw:z-index="37"><draw:text-box fo:min-height="0.339in"><text:p text:style-name="P67">bsmcl <text:span text:style-name="T135">udbinfo my_database.udb bic IC303</text:span></text:p></draw:text-box></draw:frame></text:p>
      <text:h text:style-name="P183" text:outline-level="2"><text:bookmark-start text:name="__RefHeading__2581_1694360258"/>Shared Control Cells<text:bookmark-end text:name="__RefHeading__2581_1694360258"/></text:h>
      <text:p text:style-name="P114">The most valuable feature of this module is the control cell inquiry. To see which nets share the same control cell see the following example. It inquires for the nets which share control cell 4 of IC303:</text:p>
      <text:p text:style-name="P113"><draw:frame draw:style-name="fr4" draw:name="Frame31" text:anchor-type="paragraph" svg:x="-0.2in" svg:y="0.0791in" svg:width="7.1453in" draw:z-index="38"><draw:text-box fo:min-height="0.339in"><text:p text:style-name="P67">bsmcl <text:span text:style-name="T135">udbinfo my_database.udb scc IC303#4</text:span></text:p></draw:text-box></draw:frame></text:p>
      <text:h text:style-name="P159" text:outline-level="1"><text:bookmark-start text:name="__RefHeading__2350_1585782201"/>Show System Configuration<text:bookmark-end text:name="__RefHeading__2350_1585782201"/></text:h>
      <text:p text:style-name="P114">To get a short report about the system configuration type this command:</text:p>
      <text:p text:style-name="P114"><draw:frame draw:style-name="fr4" draw:name="Frame32" text:anchor-type="paragraph" svg:x="-0.2in" svg:y="0.0791in" svg:width="7.1453in" draw:z-index="39"><draw:text-box fo:min-height="0.339in"><text:p text:style-name="P67">bsmcl <text:span text:style-name="T136">configuration</text:span></text:p></draw:text-box></draw:frame>It outputs names of base directories and the interface name (like /dev/ttyUSB0) the Boundary Scan Controller is connected with.</text:p>
      <text:p text:style-name="P115"/>
      <text:h text:style-name="P152" text:outline-level="1"><text:bookmark-start text:name="__RefHeading__2698_900167203"/>Show Firmware<text:bookmark-end text:name="__RefHeading__2698_900167203"/></text:h>
      <text:p text:style-name="P116">The firmware implemented in the boundary scan controller can be inquired by the command:</text:p>
      <text:p text:style-name="P116"><draw:frame draw:style-name="fr4" draw:name="Frame37" text:anchor-type="paragraph" svg:x="-0.2in" svg:y="0.0791in" svg:width="7.1453in" draw:z-index="48"><draw:text-box fo:min-height="0.339in"><text:p text:style-name="P67">bsmcl <text:span text:style-name="T140">firmware</text:span></text:p></draw:text-box></draw:frame></text:p>
      <text:h text:style-name="P153" text:outline-level="1"><text:bookmark-start text:name="__RefHeading__1961_958804457"/>Scripting<text:bookmark-end text:name="__RefHeading__1961_958804457"/></text:h>
      <text:p text:style-name="P95">All commands shown in the sections above can be easily combined (also with other applications) and repeated using the traditional Linux shell. </text:p>
      <text:p text:style-name="P95"><text:span text:style-name="T138">NOTE: Script files within </text:span><text:span text:style-name="T54">System M-1</text:span><text:span text:style-name="T138"> must end in *.sh.</text:span><text:span text:style-name="T138"><text:note text:id="ftn1" text:note-class="footnote"><text:note-citation>1</text:note-citation><text:note-body><text:p text:style-name="P132">Linux and UNIX systems do not insist on this extension in general. The extension eases locating scripts.</text:p></text:note-body></text:note></text:span></text:p>
      <text:p text:style-name="P94">Automated build processes can be implemented this way.</text:p>
      <text:p text:style-name="P114">The dummy UUT provided in the M-1 repository (sub folder <text:span text:style-name="T84">uut</text:span>) contains several bash scripts that generate tests very rapidly:</text:p>
      <text:list xml:id="list5129718062006597255" text:style-name="L8">
        <text:list-item>
          <text:p text:style-name="P171">build_nets.<text:span text:style-name="T138">sh</text:span></text:p>
        </text:list-item>
        <text:list-item>
          <text:p text:style-name="P171">build_tests.<text:span text:style-name="T138">sh</text:span></text:p>
        </text:list-item>
        <text:list-item>
          <text:p text:style-name="P171">load_tests.<text:span text:style-name="T138">sh</text:span></text:p>
        </text:list-item>
        <text:list-item>
          <text:p text:style-name="P171">run_tests.<text:span text:style-name="T138">sh</text:span></text:p>
        </text:list-item>
      </text:list>
      <text:p text:style-name="P114"/>
      <text:p text:style-name="P94"/>
      <text:p text:style-name="P94"/>
      <text:h text:style-name="P159" text:outline-level="1"><text:bookmark-start text:name="__RefHeading__2442_1585782201"/>Production Mode<text:bookmark-end text:name="__RefHeading__2442_1585782201"/></text:h>
      <text:p text:style-name="P118">It is highly recommended to use the graphical user interface when operating <text:span text:style-name="T42">System M-1 </text:span><text:span text:style-name="T68">in an assembly line. The GUI is reduced to the most </text:span><text:span text:style-name="T78">essential</text:span><text:span text:style-name="T68"> widgets required for board and system testing.</text:span></text:p>
      <text:p text:style-name="P116"><text:span text:style-name="T68">On start-up the GUI allows to select the UUT (or target) by clicking the button labeled with UUT (</text:span><text:span text:style-name="T68"><text:sequence-ref text:reference-format="category-and-value" text:ref-name="refScreenshot0">Screenshot 1</text:sequence-ref></text:span><text:span text:style-name="T68">).</text:span></text:p>
      <text:p text:style-name="P57"><draw:frame draw:style-name="fr2" draw:name="Frame33" text:anchor-type="paragraph" svg:width="6.6929in" draw:z-index="40"><draw:text-box fo:min-height="3.5319in"><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94" text:outline-level="2"><text:bookmark-start text:name="__RefHeading__2700_900167203"/>Test / Script Start<text:bookmark-end text:name="__RefHeading__2700_900167203"/></text:h>
      <text:p text:style-name="P56">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84" text:outline-level="2"><text:bookmark-start text:name="__RefHeading__2702_900167203"/>Test / Script Abort<text:bookmark-end text:name="__RefHeading__2702_900167203"/></text:h>
      <text:p text:style-name="P56">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56"><text:s/></text:p>
      <text:p text:style-name="P57"><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57"/>
      <text:h text:style-name="P194" text:outline-level="2"><text:bookmark-start text:name="__RefHeading__2704_900167203"/>Test / Script PASS<text:bookmark-end text:name="__RefHeading__2704_900167203"/></text:h>
      <text:p text:style-name="P116">The most obvious result of a test or a script is the brigth green “PASS” status window. </text:p>
      <text:p text:style-name="P117"/>
      <text:p text:style-name="P117"><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39">ed</text:span></text:p></draw:text-box></draw:frame></text:p>
      <text:h text:style-name="P194" text:outline-level="2"><text:bookmark-start text:name="__RefHeading__2706_900167203"/>Test / Script FAIL<text:bookmark-end text:name="__RefHeading__2706_900167203"/></text:h>
      <text:p text:style-name="P116">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17"/>
      <text:p text:style-name="P96"><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33"/>
      <text:h text:style-name="Heading_20_1" text:outline-level="1"><text:bookmark-start text:name="__RefHeading__4613_1749212060"/>References<text:bookmark-end text:name="__RefHeading__4613_1749212060"/></text:h>
      <text:list xml:id="list5752418308101483004" text:style-name="L9">
        <text:list-item>
          <text:p text:style-name="P173"><text:a xlink:type="simple" xlink:href="http://www.blunk-electronic.de/bsm/Boundary_Scan_Basics.pdf">http://www.blunk-electronic.de/bsm/Boundary_Scan_Basics.pdf</text:a></text:p>
        </text:list-item>
        <text:list-item>
          <text:p text:style-name="P173"><text:a xlink:type="simple" xlink:href="http://www.blunk-electronic.de/bsm/BSM_Product_Brief_en.pdf">http://www.blunk-electronic.de/bsm/BSM_Product_Brief_en.pdf</text:a></text:p>
        </text:list-item>
        <text:list-item>
          <text:p text:style-name="P172"><text:a xlink:type="simple" xlink:href="http://www.blunk-electronic.de/bsm/how_to_test.pdf"><text:span text:style-name="T67">http://www.blunk-electronic.de/bsm/how_to_test.pdf</text:span></text:a></text:p>
        </text:list-item>
        <text:list-item>
          <text:p text:style-name="P172"><text:bookmark-start text:name="__RefNumPara__1053_1852079388"/><text:span text:style-name="T69">The Institute of Electrical and Electronics Engineers, Inc. , 3 Park Avenue, New York, NY 10016-5997, USA; IEEE Std 1149.1-2001 “</text:span><text:span text:style-name="T43">IEEE Standard Test Access Port and Boundary-Scan Architecture</text:span><text:span text:style-name="T69">”</text:span><text:bookmark-end text:name="__RefNumPara__1053_1852079388"/></text:p>
        </text:list-item>
        <text:list-item>
          <text:p text:style-name="P162"/>
        </text:list-item>
      </text:list>
      <text:p text:style-name="P52"/>
      <text:list xml:id="list7179138464940859507" text:style-name="L10">
        <text:list-header>
          <text:p text:style-name="P163"/>
        </text:list-header>
      </text:list>
      <text:h text:style-name="P154" text:outline-level="1"><text:bookmark-start text:name="__RefHeading__2761_2097001110"/>Disclaimer<text:bookmark-end text:name="__RefHeading__2761_2097001110"/></text:h>
      <text:p text:style-name="P53"><text:span text:style-name="T63">This document is believed to be accurate and reliable. </text:span><text:span text:style-name="T64">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21"><text:span text:style-name="T55">Blunk electronic / Owner : Dipl. Ing. Mario Blunk / Buchfinkenweg 3 / 99097 Erfurt / Germany / Phone +49 361 6022 5184</text:span><text:span text:style-name="T57"> </text:span></text:p>
      <text:p text:style-name="P120"/>
      <text:p text:style-name="P119">© 201<text:span text:style-name="T8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4</text:page-number>/<text:page-count>34</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12T19:04:23.004431060</dc:date>
    <meta:editing-duration>PT7H13M53S</meta:editing-duration>
    <meta:editing-cycles>96</meta:editing-cycles>
    <meta:generator>LibreOffice/4.1.6.2$Linux_x86 LibreOffice_project/410m0$Build-2</meta:generator>
    <meta:document-statistic meta:table-count="2" meta:image-count="11" meta:object-count="1" meta:page-count="34" meta:paragraph-count="448" meta:word-count="6076" meta:character-count="36753" meta:non-whitespace-character-count="309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